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ce9c0"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normal" style:text-underline-style="none" fo:font-weight="normal" officeooo:paragraph-rsid="001ea273" style:font-size-asian="12pt" style:font-style-asian="normal" style:font-weight-asian="normal" style:font-size-complex="12pt" style:font-style-complex="normal" style:font-weight-complex="normal"/>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ce9c0" style:font-size-asian="12pt" style:language-asian="tr" style:country-asian="TR" style:font-style-asian="normal" style:font-weight-asian="normal" style:font-name-complex="Times New Roman1" style:font-size-complex="12pt" style:font-style-complex="normal" style:font-weight-complex="normal"/>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ea273" style:font-size-asian="12pt" style:language-asian="tr" style:country-asian="TR" style:font-style-asian="normal" style:font-weight-asian="normal" style:font-name-complex="Times New Roman1" style:font-size-complex="12pt" style:font-style-complex="normal" style:font-weight-complex="normal"/>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ce9c0" style:font-style-asian="normal" style:font-weight-asian="normal" style:font-style-complex="normal" style:font-weight-complex="normal"/>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none" fo:font-weight="normal" officeooo:paragraph-rsid="001ea273" style:font-style-asian="normal" style:font-weight-asian="normal" style:font-style-complex="normal" style:font-weight-complex="normal"/>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e49f7" style:font-weight-asian="normal" style:font-weight-complex="normal"/>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1ce9c0" style:font-weight-asian="bold" style:font-weight-complex="bold"/>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e49f7"/>
    </style:style>
    <style:style style:name="P17"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1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1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2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bd0a3"/>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6c71b"/>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ce9c0" style:language-asian="tr" style:country-asian="TR" style:font-weight-asian="normal" style:font-name-complex="Times New Roman1" style:font-weight-complex="normal"/>
    </style:style>
    <style:style style:name="P26"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1ce9c0" style:language-asian="tr" style:country-asian="TR" style:font-weight-asian="normal" style:font-name-complex="Times New Roman1" style:font-weight-complex="normal"/>
    </style:style>
    <style:style style:name="P27"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d5473" style:language-asian="tr" style:country-asian="TR" style:font-weight-asian="normal" style:font-name-complex="Times New Roman1" style:font-weight-complex="normal"/>
    </style:style>
    <style:style style:name="P2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29"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3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3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dd2c8"/>
    </style:style>
    <style:style style:name="P3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1ea273" style:font-size-asian="12pt" style:language-asian="tr" style:country-asian="TR" style:font-style-asian="normal" style:font-weight-asian="normal" style:font-name-complex="Times New Roman1" style:font-size-complex="12pt" style:font-style-complex="normal" style:font-weight-complex="normal"/>
    </style:style>
    <style:style style:name="P3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3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P3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3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3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P3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3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bae34"/>
    </style:style>
    <style:style style:name="T3" style:family="text">
      <style:text-properties style:font-name="Ubuntu Condensed"/>
    </style:style>
    <style:style style:name="T4" style:family="text">
      <style:text-properties style:font-name="Ubuntu Condensed" fo:font-weight="bold" style:font-weight-asian="bold" style:font-weight-complex="bold"/>
    </style:style>
    <style:style style:name="T5" style:family="text">
      <style:text-properties style:font-name="Ubuntu Condensed" fo:font-weight="bold" officeooo:rsid="00f4e7c5" style:font-weight-asian="bold" style:font-weight-complex="bold"/>
    </style:style>
    <style:style style:name="T6" style:family="text">
      <style:text-properties style:font-name="Ubuntu Condensed" fo:font-weight="bold" officeooo:rsid="00ef68e4" style:font-weight-asian="bold" style:font-weight-complex="bold"/>
    </style:style>
    <style:style style:name="T7" style:family="text">
      <style:text-properties style:font-name="Ubuntu Condensed" fo:font-weight="bold" officeooo:rsid="00a1fb85" style:font-weight-asian="bold" style:font-weight-complex="bold"/>
    </style:style>
    <style:style style:name="T8" style:family="text">
      <style:text-properties style:font-name="Ubuntu Condensed" fo:font-weight="bold" officeooo:rsid="00eb071a" style:font-weight-asian="bold" style:font-weight-complex="bold"/>
    </style:style>
    <style:style style:name="T9" style:family="text">
      <style:text-properties style:font-name="Ubuntu Condensed" fo:font-weight="normal" style:font-weight-asian="normal" style:font-weight-complex="normal"/>
    </style:style>
    <style:style style:name="T10" style:family="text">
      <style:text-properties style:font-name="Ubuntu Condensed" fo:font-weight="normal" officeooo:rsid="00ed0b73" style:font-weight-asian="normal" style:font-weight-complex="normal"/>
    </style:style>
    <style:style style:name="T11" style:family="text">
      <style:text-properties style:font-name="Ubuntu Condensed" fo:font-weight="normal" officeooo:rsid="00172ad1" style:font-weight-asian="normal" style:font-weight-complex="normal"/>
    </style:style>
    <style:style style:name="T12" style:family="text">
      <style:text-properties style:font-name="Ubuntu Condensed" fo:font-weight="normal" officeooo:rsid="00f519a8" style:font-weight-asian="normal" style:font-weight-complex="normal"/>
    </style:style>
    <style:style style:name="T13" style:family="text">
      <style:text-properties style:font-name="Ubuntu Condensed" fo:font-weight="normal" officeooo:rsid="00ed26ec" style:font-weight-asian="normal" style:font-weight-complex="normal"/>
    </style:style>
    <style:style style:name="T14" style:family="text">
      <style:text-properties style:font-name="Ubuntu Condensed" fo:font-weight="normal" style:language-asian="tr" style:country-asian="TR" style:font-weight-asian="normal" style:font-name-complex="Times New Roman1" style:font-weight-complex="normal"/>
    </style:style>
    <style:style style:name="T15" style:family="text">
      <style:text-properties style:font-name="Ubuntu Condensed" fo:font-weight="normal" officeooo:rsid="00310090" style:language-asian="tr" style:country-asian="TR" style:font-weight-asian="normal" style:font-name-complex="Times New Roman1" style:font-weight-complex="normal"/>
    </style:style>
    <style:style style:name="T16" style:family="text">
      <style:text-properties style:font-name="Ubuntu Condensed" fo:font-weight="normal" officeooo:rsid="0043c25c" style:language-asian="tr" style:country-asian="TR" style:font-weight-asian="normal" style:font-name-complex="Times New Roman1" style:font-weight-complex="normal"/>
    </style:style>
    <style:style style:name="T17" style:family="text">
      <style:text-properties style:font-name="Ubuntu Condensed" fo:font-weight="normal" officeooo:rsid="00f190da" style:language-asian="tr" style:country-asian="TR" style:font-weight-asian="normal" style:font-name-complex="Times New Roman1" style:font-weight-complex="normal"/>
    </style:style>
    <style:style style:name="T18" style:family="text">
      <style:text-properties style:font-name="Ubuntu Condensed" officeooo:rsid="00f4e7c5"/>
    </style:style>
    <style:style style:name="T19" style:family="text">
      <style:text-properties style:font-name="Ubuntu Condensed" officeooo:rsid="00ed0b73"/>
    </style:style>
    <style:style style:name="T20" style:family="text">
      <style:text-properties style:font-name="Ubuntu Condensed" fo:font-style="normal" fo:font-weight="bold" officeooo:rsid="00f4e7c5" style:font-style-asian="normal" style:font-weight-asian="bold" style:font-style-complex="normal" style:font-weight-complex="bold"/>
    </style:style>
    <style:style style:name="T21" style:family="text">
      <style:text-properties style:font-name="Ubuntu Condensed" fo:font-style="normal" fo:font-weight="bold" officeooo:rsid="002572b2" style:font-style-asian="normal" style:font-weight-asian="bold" style:font-name-complex="Times New Roman" style:font-weight-complex="bold"/>
    </style:style>
    <style:style style:name="T22" style:family="text">
      <style:text-properties style:font-name="Ubuntu Condensed" fo:font-style="normal" fo:font-weight="bold" officeooo:rsid="002572b2" style:font-style-asian="normal" style:font-weight-asian="bold" style:font-name-complex="Times New Roman" style:font-weight-complex="normal"/>
    </style:style>
    <style:style style:name="T23" style:family="text">
      <style:text-properties style:font-name="Ubuntu Condensed" officeooo:rsid="00f519a8"/>
    </style:style>
    <style:style style:name="T24" style:family="text">
      <style:text-properties style:font-name="Ubuntu Condensed" officeooo:rsid="00ef68e4"/>
    </style:style>
    <style:style style:name="T25" style:family="text">
      <style:text-properties style:font-name="Ubuntu Condensed" officeooo:rsid="00ed26ec"/>
    </style:style>
    <style:style style:name="T26" style:family="text">
      <style:text-properties style:font-name="Ubuntu Condensed" officeooo:rsid="00b87544"/>
    </style:style>
    <style:style style:name="T27" style:family="text">
      <style:text-properties style:font-name="Ubuntu Condensed" officeooo:rsid="00ee1b8e"/>
    </style:style>
    <style:style style:name="T28" style:family="text">
      <style:text-properties style:font-name="Ubuntu Condensed" officeooo:rsid="00f6ec4b"/>
    </style:style>
    <style:style style:name="T29" style:family="text">
      <style:text-properties style:font-name="Ubuntu Condensed" officeooo:rsid="00f2ef4c"/>
    </style:style>
    <style:style style:name="T30" style:family="text">
      <style:text-properties style:font-name="Ubuntu Condensed" officeooo:rsid="001b7644"/>
    </style:style>
    <style:style style:name="T31" style:family="text">
      <style:text-properties style:font-name="Ubuntu Condensed" officeooo:rsid="0097ef5f"/>
    </style:style>
    <style:style style:name="T32" style:family="text">
      <style:text-properties style:font-name="Ubuntu Condensed" officeooo:rsid="00347560"/>
    </style:style>
    <style:style style:name="T33" style:family="text">
      <style:text-properties style:font-name="Ubuntu Condensed" officeooo:rsid="00f75d4d"/>
    </style:style>
    <style:style style:name="T34" style:family="text">
      <style:text-properties style:font-name="Ubuntu Condensed" officeooo:rsid="001e49f7"/>
    </style:style>
    <style:style style:name="T35" style:family="text">
      <style:text-properties style:font-name="Ubuntu Condensed" fo:font-size="12pt" fo:font-style="normal" style:text-underline-style="none" fo:font-weight="normal" style:font-size-asian="12pt" style:language-asian="tr" style:country-asian="TR" style:font-style-asian="normal" style:font-weight-asian="normal" style:font-name-complex="Times New Roman1" style:font-size-complex="12pt" style:font-style-complex="normal" style:font-weight-complex="normal"/>
    </style:style>
    <style:style style:name="T36" style:family="text">
      <style:text-properties style:font-name="Ubuntu Condensed" fo:font-size="12pt" fo:font-style="normal" style:text-underline-style="none"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7" style:family="text">
      <style:text-properties style:font-name="Ubuntu Condensed" fo:font-size="12pt" fo:font-style="normal" style:text-underline-style="none"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38" style:family="text">
      <style:text-properties style:font-name="Ubuntu Condensed" fo:font-size="12pt" fo:font-style="normal" style:text-underline-style="solid" style:text-underline-width="auto" style:text-underline-color="font-color"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39" style:family="text">
      <style:text-properties style:font-name="Ubuntu Condensed" fo:font-size="12pt" fo:font-style="normal" style:text-underline-style="solid" style:text-underline-width="auto" style:text-underline-color="font-color"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40" style:family="text">
      <style:text-properties style:font-name="Ubuntu Condensed"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41" style:family="text">
      <style:text-properties style:font-name="Ubuntu Condensed" fo:font-size="12pt" fo:font-style="normal" style:text-underline-style="solid" style:text-underline-width="auto" style:text-underline-color="font-color" fo:font-weight="bold" officeooo:rsid="0021a184" style:font-size-asian="12pt" style:language-asian="tr" style:country-asian="TR" style:font-style-asian="normal" style:font-weight-asian="bold" style:font-name-complex="Times New Roman1" style:font-size-complex="12pt" style:font-style-complex="normal" style:font-weight-complex="bold"/>
    </style:style>
    <style:style style:name="T42" style:family="text">
      <style:text-properties style:font-name="Ubuntu Condensed" officeooo:rsid="0026c71b"/>
    </style:style>
    <style:style style:name="T43" style:family="text">
      <style:text-properties fo:font-style="italic" style:font-style-asian="italic" style:font-style-complex="italic"/>
    </style:style>
    <style:style style:name="T44" style:family="text">
      <style:text-properties fo:font-style="italic" officeooo:rsid="009100a2" style:font-style-asian="italic" style:font-style-complex="italic"/>
    </style:style>
    <style:style style:name="T4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4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47"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48" style:family="text">
      <style:text-properties fo:font-style="italic" style:text-underline-style="solid" style:text-underline-width="auto" style:text-underline-color="font-color" fo:font-weight="bold" style:font-style-asian="italic" style:font-weight-asian="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51" style:family="text">
      <style:text-properties fo:font-style="italic" style:text-underline-style="none" fo:font-weight="bold" style:language-asian="tr" style:country-asian="TR" style:font-style-asian="italic" style:font-weight-asian="bold" style:font-name-complex="Times New Roman1"/>
    </style:style>
    <style:style style:name="T52"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53"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54"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55"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56"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57"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58" style:family="text">
      <style:text-properties fo:font-style="italic" style:language-asian="tr" style:country-asian="TR" style:font-style-asian="italic" style:font-name-complex="Times New Roman1" style:font-style-complex="italic"/>
    </style:style>
    <style:style style:name="T59" style:family="text">
      <style:text-properties fo:font-style="italic" officeooo:rsid="003b129e" style:language-asian="tr" style:country-asian="TR" style:font-style-asian="italic" style:font-name-complex="Times New Roman1" style:font-style-complex="italic"/>
    </style:style>
    <style:style style:name="T60" style:family="text">
      <style:text-properties fo:font-style="italic" officeooo:rsid="0047d350" style:language-asian="tr" style:country-asian="TR" style:font-style-asian="italic" style:font-name-complex="Times New Roman1" style:font-style-complex="italic"/>
    </style:style>
    <style:style style:name="T61"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62"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63"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64"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65" style:family="text">
      <style:text-properties fo:font-style="italic" fo:font-weight="normal" style:language-asian="tr" style:country-asian="TR" style:font-style-asian="italic" style:font-weight-asian="normal" style:font-name-complex="Times New Roman1" style:font-weight-complex="normal"/>
    </style:style>
    <style:style style:name="T66"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67" style:family="text">
      <style:text-properties fo:font-style="italic" fo:font-weight="normal" officeooo:rsid="009100a2" style:font-style-asian="italic" style:font-weight-asian="normal" style:font-style-complex="italic" style:font-weight-complex="normal"/>
    </style:style>
    <style:style style:name="T68" style:family="text">
      <style:text-properties fo:font-style="italic" fo:font-weight="bold" style:language-asian="tr" style:country-asian="TR" style:font-style-asian="italic" style:font-weight-asian="bold" style:font-name-complex="Times New Roman1"/>
    </style:style>
    <style:style style:name="T69" style:family="text">
      <style:text-properties officeooo:rsid="00e8add8"/>
    </style:style>
    <style:style style:name="T70" style:family="text">
      <style:text-properties style:language-asian="tr" style:country-asian="TR" style:font-name-complex="Times New Roman1"/>
    </style:style>
    <style:style style:name="T71" style:family="text">
      <style:text-properties officeooo:rsid="003b129e" style:language-asian="tr" style:country-asian="TR" style:font-name-complex="Times New Roman1"/>
    </style:style>
    <style:style style:name="T72" style:family="text">
      <style:text-properties officeooo:rsid="0097ef5f" style:language-asian="tr" style:country-asian="TR" style:font-name-complex="Times New Roman1"/>
    </style:style>
    <style:style style:name="T73" style:family="text">
      <style:text-properties officeooo:rsid="0047d350" style:language-asian="tr" style:country-asian="TR" style:font-name-complex="Times New Roman1"/>
    </style:style>
    <style:style style:name="T74" style:family="text">
      <style:text-properties officeooo:rsid="004a1f33" style:language-asian="tr" style:country-asian="TR" style:font-name-complex="Times New Roman1"/>
    </style:style>
    <style:style style:name="T75" style:family="text">
      <style:text-properties officeooo:rsid="005e4a91" style:language-asian="tr" style:country-asian="TR" style:font-name-complex="Times New Roman1"/>
    </style:style>
    <style:style style:name="T76" style:family="text">
      <style:text-properties officeooo:rsid="00821128" style:language-asian="tr" style:country-asian="TR" style:font-name-complex="Times New Roman1"/>
    </style:style>
    <style:style style:name="T77" style:family="text">
      <style:text-properties officeooo:rsid="00348da0" style:language-asian="tr" style:country-asian="TR" style:font-name-complex="Times New Roman1"/>
    </style:style>
    <style:style style:name="T78" style:family="text">
      <style:text-properties officeooo:rsid="00f1ae08" style:language-asian="tr" style:country-asian="TR" style:font-name-complex="Times New Roman1"/>
    </style:style>
    <style:style style:name="T79" style:family="text">
      <style:text-properties officeooo:rsid="008676e7" style:language-asian="tr" style:country-asian="TR" style:font-name-complex="Times New Roman1"/>
    </style:style>
    <style:style style:name="T80" style:family="text">
      <style:text-properties officeooo:rsid="003c9814" style:language-asian="tr" style:country-asian="TR" style:font-name-complex="Times New Roman1"/>
    </style:style>
    <style:style style:name="T81" style:family="text">
      <style:text-properties officeooo:rsid="00467d30" style:language-asian="tr" style:country-asian="TR" style:font-name-complex="Times New Roman1"/>
    </style:style>
    <style:style style:name="T82" style:family="text">
      <style:text-properties officeooo:rsid="004958df" style:language-asian="tr" style:country-asian="TR" style:font-name-complex="Times New Roman1"/>
    </style:style>
    <style:style style:name="T83" style:family="text">
      <style:text-properties officeooo:rsid="0022f6e7" style:language-asian="tr" style:country-asian="TR" style:font-name-complex="Times New Roman1"/>
    </style:style>
    <style:style style:name="T84" style:family="text">
      <style:text-properties officeooo:rsid="0013e64a" style:language-asian="tr" style:country-asian="TR" style:font-name-complex="Times New Roman1"/>
    </style:style>
    <style:style style:name="T85" style:family="text">
      <style:text-properties officeooo:rsid="003d13be" style:language-asian="tr" style:country-asian="TR" style:font-name-complex="Times New Roman1"/>
    </style:style>
    <style:style style:name="T86" style:family="text">
      <style:text-properties officeooo:rsid="003c3a02" style:language-asian="tr" style:country-asian="TR" style:font-name-complex="Times New Roman1"/>
    </style:style>
    <style:style style:name="T87" style:family="text">
      <style:text-properties officeooo:rsid="006bae34" style:language-asian="tr" style:country-asian="TR" style:font-name-complex="Times New Roman1"/>
    </style:style>
    <style:style style:name="T88" style:family="text">
      <style:text-properties officeooo:rsid="00a43a1d" style:language-asian="tr" style:country-asian="TR" style:font-name-complex="Times New Roman1"/>
    </style:style>
    <style:style style:name="T89" style:family="text">
      <style:text-properties officeooo:rsid="00f4e7c5" style:language-asian="tr" style:country-asian="TR" style:font-name-complex="Times New Roman1"/>
    </style:style>
    <style:style style:name="T90" style:family="text">
      <style:text-properties officeooo:rsid="00ef68e4" style:language-asian="tr" style:country-asian="TR" style:font-name-complex="Times New Roman1"/>
    </style:style>
    <style:style style:name="T91" style:family="text">
      <style:text-properties officeooo:rsid="002e5f6c" style:language-asian="tr" style:country-asian="TR" style:font-name-complex="Times New Roman1"/>
    </style:style>
    <style:style style:name="T92" style:family="text">
      <style:text-properties style:language-asian="tr" style:country-asian="TR" style:font-name-complex="Tahoma"/>
    </style:style>
    <style:style style:name="T93" style:family="text">
      <style:text-properties officeooo:rsid="004958df" style:language-asian="tr" style:country-asian="TR" style:font-name-complex="Tahoma"/>
    </style:style>
    <style:style style:name="T94" style:family="text">
      <style:text-properties officeooo:rsid="003b129e" style:language-asian="tr" style:country-asian="TR" style:font-name-complex="Tahoma"/>
    </style:style>
    <style:style style:name="T95" style:family="text">
      <style:text-properties officeooo:rsid="006bae34" style:language-asian="tr" style:country-asian="TR" style:font-name-complex="Tahoma"/>
    </style:style>
    <style:style style:name="T96" style:family="text">
      <style:text-properties officeooo:rsid="00374a74" style:language-asian="tr" style:country-asian="TR"/>
    </style:style>
    <style:style style:name="T97" style:family="text">
      <style:text-properties officeooo:rsid="0014a809" style:language-asian="tr" style:country-asian="TR"/>
    </style:style>
    <style:style style:name="T98" style:family="text">
      <style:text-properties fo:font-weight="bold" style:language-asian="tr" style:country-asian="TR" style:font-weight-asian="bold" style:font-name-complex="Times New Roman1" style:font-weight-complex="bold"/>
    </style:style>
    <style:style style:name="T99" style:family="text">
      <style:text-properties fo:font-weight="bold" officeooo:rsid="003b129e" style:language-asian="tr" style:country-asian="TR" style:font-weight-asian="bold" style:font-name-complex="Times New Roman1" style:font-weight-complex="bold"/>
    </style:style>
    <style:style style:name="T100" style:family="text">
      <style:text-properties fo:font-weight="bold" officeooo:rsid="00e3c204" style:language-asian="tr" style:country-asian="TR" style:font-weight-asian="bold" style:font-name-complex="Times New Roman1" style:font-weight-complex="bold"/>
    </style:style>
    <style:style style:name="T101" style:family="text">
      <style:text-properties fo:font-weight="bold" officeooo:rsid="00e333e6" style:language-asian="tr" style:country-asian="TR" style:font-weight-asian="bold" style:font-name-complex="Times New Roman1" style:font-weight-complex="bold"/>
    </style:style>
    <style:style style:name="T102" style:family="text">
      <style:text-properties fo:font-weight="bold" officeooo:rsid="00f04c9d" style:language-asian="tr" style:country-asian="TR" style:font-weight-asian="bold" style:font-name-complex="Times New Roman1" style:font-weight-complex="bold"/>
    </style:style>
    <style:style style:name="T103" style:family="text">
      <style:text-properties fo:font-weight="bold" officeooo:rsid="0097ef5f" style:language-asian="tr" style:country-asian="TR" style:font-weight-asian="bold" style:font-name-complex="Times New Roman1" style:font-weight-complex="bold"/>
    </style:style>
    <style:style style:name="T104" style:family="text">
      <style:text-properties fo:font-weight="bold" officeooo:rsid="007c8eb0" style:language-asian="tr" style:country-asian="TR" style:font-weight-asian="bold" style:font-name-complex="Times New Roman1" style:font-weight-complex="bold"/>
    </style:style>
    <style:style style:name="T105" style:family="text">
      <style:text-properties fo:font-weight="bold" officeooo:rsid="005e4a91" style:language-asian="tr" style:country-asian="TR" style:font-weight-asian="bold" style:font-name-complex="Times New Roman1" style:font-weight-complex="bold"/>
    </style:style>
    <style:style style:name="T106" style:family="text">
      <style:text-properties fo:font-weight="bold" officeooo:rsid="007ab96d" style:language-asian="tr" style:country-asian="TR" style:font-weight-asian="bold" style:font-name-complex="Times New Roman1" style:font-weight-complex="bold"/>
    </style:style>
    <style:style style:name="T107" style:family="text">
      <style:text-properties fo:font-weight="bold" officeooo:rsid="00e14d31" style:language-asian="tr" style:country-asian="TR" style:font-weight-asian="bold" style:font-name-complex="Times New Roman1" style:font-weight-complex="bold"/>
    </style:style>
    <style:style style:name="T108" style:family="text">
      <style:text-properties fo:font-weight="bold" officeooo:rsid="00821128" style:language-asian="tr" style:country-asian="TR" style:font-weight-asian="bold" style:font-name-complex="Times New Roman1" style:font-weight-complex="bold"/>
    </style:style>
    <style:style style:name="T109" style:family="text">
      <style:text-properties fo:font-weight="bold" officeooo:rsid="006fa4e9" style:language-asian="tr" style:country-asian="TR" style:font-weight-asian="bold" style:font-name-complex="Times New Roman1" style:font-weight-complex="bold"/>
    </style:style>
    <style:style style:name="T110" style:family="text">
      <style:text-properties fo:font-weight="bold" officeooo:rsid="0078c540" style:language-asian="tr" style:country-asian="TR" style:font-weight-asian="bold" style:font-name-complex="Times New Roman1" style:font-weight-complex="bold"/>
    </style:style>
    <style:style style:name="T111" style:family="text">
      <style:text-properties fo:font-weight="bold" officeooo:rsid="002bcdb2" style:language-asian="tr" style:country-asian="TR" style:font-weight-asian="bold" style:font-name-complex="Times New Roman1" style:font-weight-complex="bold"/>
    </style:style>
    <style:style style:name="T112" style:family="text">
      <style:text-properties fo:font-weight="bold" officeooo:rsid="00f40513" style:language-asian="tr" style:country-asian="TR" style:font-weight-asian="bold" style:font-name-complex="Times New Roman1" style:font-weight-complex="bold"/>
    </style:style>
    <style:style style:name="T113" style:family="text">
      <style:text-properties fo:font-weight="bold" officeooo:rsid="00d9884f" style:language-asian="tr" style:country-asian="TR" style:font-weight-asian="bold" style:font-name-complex="Times New Roman1" style:font-weight-complex="bold"/>
    </style:style>
    <style:style style:name="T114" style:family="text">
      <style:text-properties fo:font-weight="bold" officeooo:rsid="001ce9c0" style:language-asian="tr" style:country-asian="TR" style:font-weight-asian="bold" style:font-name-complex="Times New Roman1" style:font-weight-complex="bold"/>
    </style:style>
    <style:style style:name="T115" style:family="text">
      <style:text-properties fo:font-weight="bold" officeooo:rsid="00b9f0a8" style:language-asian="tr" style:country-asian="TR" style:font-weight-asian="bold" style:font-name-complex="Times New Roman1" style:font-weight-complex="bold"/>
    </style:style>
    <style:style style:name="T116" style:family="text">
      <style:text-properties fo:font-weight="bold" officeooo:rsid="0023bd1c" style:language-asian="tr" style:country-asian="TR" style:font-weight-asian="bold" style:font-name-complex="Times New Roman1" style:font-weight-complex="bold"/>
    </style:style>
    <style:style style:name="T117" style:family="text">
      <style:text-properties fo:font-weight="bold" officeooo:rsid="0026c71b" style:language-asian="tr" style:country-asian="TR" style:font-weight-asian="bold" style:font-name-complex="Times New Roman1" style:font-weight-complex="bold"/>
    </style:style>
    <style:style style:name="T118" style:family="text">
      <style:text-properties fo:font-weight="bold" officeooo:rsid="00f14736" style:language-asian="tr" style:country-asian="TR" style:font-weight-asian="bold" style:font-name-complex="Times New Roman" style:font-weight-complex="bold"/>
    </style:style>
    <style:style style:name="T119" style:family="text">
      <style:text-properties fo:font-weight="bold" officeooo:rsid="00f4e7c5" style:language-asian="tr" style:country-asian="TR" style:font-weight-asian="bold" style:font-name-complex="Times New Roman" style:font-weight-complex="bold"/>
    </style:style>
    <style:style style:name="T120" style:family="text">
      <style:text-properties fo:font-weight="bold" style:font-weight-asian="bold" style:font-weight-complex="bold"/>
    </style:style>
    <style:style style:name="T121" style:family="text">
      <style:text-properties fo:font-weight="bold" officeooo:rsid="00e333e6" style:font-weight-asian="bold" style:font-weight-complex="bold"/>
    </style:style>
    <style:style style:name="T122" style:family="text">
      <style:text-properties fo:font-weight="bold" officeooo:rsid="005192be" style:font-weight-asian="bold" style:font-weight-complex="bold"/>
    </style:style>
    <style:style style:name="T123" style:family="text">
      <style:text-properties fo:font-weight="bold" officeooo:rsid="00ecf545" style:font-weight-asian="bold" style:font-weight-complex="bold"/>
    </style:style>
    <style:style style:name="T124" style:family="text">
      <style:text-properties fo:font-weight="bold" officeooo:rsid="00ee1b8e" style:font-weight-asian="bold" style:font-weight-complex="bold"/>
    </style:style>
    <style:style style:name="T125" style:family="text">
      <style:text-properties fo:font-weight="bold" officeooo:rsid="00f4e7c5" style:font-weight-asian="bold" style:font-weight-complex="bold"/>
    </style:style>
    <style:style style:name="T126" style:family="text">
      <style:text-properties fo:font-weight="bold" officeooo:rsid="00ef68e4" style:font-weight-asian="bold" style:font-weight-complex="bold"/>
    </style:style>
    <style:style style:name="T127" style:family="text">
      <style:text-properties fo:font-weight="bold" officeooo:rsid="00ed0b73" style:font-weight-asian="bold" style:font-weight-complex="bold"/>
    </style:style>
    <style:style style:name="T128" style:family="text">
      <style:text-properties fo:font-weight="bold" officeooo:rsid="002a4e45" style:font-weight-asian="bold" style:font-weight-complex="bold"/>
    </style:style>
    <style:style style:name="T129" style:family="text">
      <style:text-properties fo:font-weight="bold" officeooo:rsid="00f519a8" style:font-weight-asian="bold" style:font-weight-complex="bold"/>
    </style:style>
    <style:style style:name="T130" style:family="text">
      <style:text-properties fo:font-weight="bold" officeooo:rsid="00eb071a" style:font-weight-asian="bold" style:font-weight-complex="bold"/>
    </style:style>
    <style:style style:name="T131" style:family="text">
      <style:text-properties fo:font-weight="bold" officeooo:rsid="00455e00" style:font-weight-asian="bold" style:font-weight-complex="bold"/>
    </style:style>
    <style:style style:name="T132" style:family="text">
      <style:text-properties fo:font-weight="bold" officeooo:rsid="00275b19" style:font-weight-asian="bold" style:font-weight-complex="bold"/>
    </style:style>
    <style:style style:name="T133" style:family="text">
      <style:text-properties fo:font-weight="bold" officeooo:rsid="00d9884f" style:font-weight-asian="bold" style:font-weight-complex="bold"/>
    </style:style>
    <style:style style:name="T134" style:family="text">
      <style:text-properties fo:font-weight="bold" officeooo:rsid="00d136f4" style:font-weight-asian="bold" style:font-weight-complex="bold"/>
    </style:style>
    <style:style style:name="T135" style:family="text">
      <style:text-properties fo:font-weight="bold" officeooo:rsid="00f04c9d" style:font-weight-asian="bold" style:font-weight-complex="bold"/>
    </style:style>
    <style:style style:name="T136" style:family="text">
      <style:text-properties fo:font-weight="bold" officeooo:rsid="00f6ec4b" style:font-weight-asian="bold" style:font-weight-complex="bold"/>
    </style:style>
    <style:style style:name="T137" style:family="text">
      <style:text-properties fo:font-weight="bold" officeooo:rsid="002bcdb2" style:font-weight-asian="bold" style:font-weight-complex="bold"/>
    </style:style>
    <style:style style:name="T138" style:family="text">
      <style:text-properties fo:font-weight="bold" officeooo:rsid="00b9f0a8" style:font-weight-asian="bold" style:font-weight-complex="bold"/>
    </style:style>
    <style:style style:name="T139" style:family="text">
      <style:text-properties fo:font-weight="bold" officeooo:rsid="001ce9c0" style:font-weight-asian="bold" style:font-weight-complex="bold"/>
    </style:style>
    <style:style style:name="T140" style:family="text">
      <style:text-properties fo:font-weight="bold" officeooo:rsid="00df6fdc" style:font-weight-asian="bold" style:font-weight-complex="bold"/>
    </style:style>
    <style:style style:name="T141" style:family="text">
      <style:text-properties fo:font-weight="bold" officeooo:rsid="00f7da78" style:font-weight-asian="bold" style:font-weight-complex="bold"/>
    </style:style>
    <style:style style:name="T142" style:family="text">
      <style:text-properties fo:font-weight="bold" officeooo:rsid="00c34356" style:font-weight-asian="bold" style:font-weight-complex="bold"/>
    </style:style>
    <style:style style:name="T143"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44"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45"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46"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47" style:family="text">
      <style:text-properties fo:font-style="normal" fo:font-weight="normal" officeooo:rsid="0023bd1c" style:language-asian="tr" style:country-asian="TR" style:font-style-asian="normal" style:font-weight-asian="normal" style:font-name-complex="Times New Roman1" style:font-style-complex="italic" style:font-weight-complex="normal"/>
    </style:style>
    <style:style style:name="T148" style:family="text">
      <style:text-properties fo:font-style="normal" fo:font-weight="normal" style:font-style-asian="normal" style:font-weight-asian="normal" style:font-name-complex="Times New Roman" style:font-weight-complex="normal"/>
    </style:style>
    <style:style style:name="T149" style:family="text">
      <style:text-properties fo:font-style="normal" fo:font-weight="normal" officeooo:rsid="0047d350" style:font-style-asian="normal" style:font-weight-asian="normal" style:font-name-complex="Times New Roman" style:font-weight-complex="normal"/>
    </style:style>
    <style:style style:name="T150" style:family="text">
      <style:text-properties fo:font-style="normal" fo:font-weight="normal" officeooo:rsid="0023f1ec" style:font-style-asian="normal" style:font-weight-asian="normal" style:font-name-complex="Times New Roman" style:font-weight-complex="normal"/>
    </style:style>
    <style:style style:name="T151" style:family="text">
      <style:text-properties fo:font-style="normal" fo:font-weight="normal" officeooo:rsid="002572b2" style:font-style-asian="normal" style:font-weight-asian="normal" style:font-name-complex="Times New Roman" style:font-weight-complex="normal"/>
    </style:style>
    <style:style style:name="T152" style:family="text">
      <style:text-properties fo:font-style="normal" fo:font-weight="normal" officeooo:rsid="00455e00" style:font-style-asian="normal" style:font-weight-asian="normal" style:font-name-complex="Times New Roman" style:font-weight-complex="normal"/>
    </style:style>
    <style:style style:name="T153"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54"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155"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156" style:family="text">
      <style:text-properties fo:font-style="normal" fo:font-weight="bold" officeooo:rsid="002e5f6c" style:language-asian="tr" style:country-asian="TR" style:font-style-asian="normal" style:font-weight-asian="bold" style:font-name-complex="Times New Roman" style:font-weight-complex="bold"/>
    </style:style>
    <style:style style:name="T157" style:family="text">
      <style:text-properties fo:font-style="normal" fo:font-weight="bold" style:font-style-asian="normal" style:font-weight-asian="bold" style:font-name-complex="Times New Roman" style:font-weight-complex="normal"/>
    </style:style>
    <style:style style:name="T158" style:family="text">
      <style:text-properties fo:font-style="normal" fo:font-weight="bold" officeooo:rsid="002a4e45" style:font-style-asian="normal" style:font-weight-asian="bold" style:font-name-complex="Times New Roman" style:font-weight-complex="normal"/>
    </style:style>
    <style:style style:name="T159" style:family="text">
      <style:text-properties fo:font-style="normal" fo:font-weight="bold" officeooo:rsid="00275b19" style:font-style-asian="normal" style:font-weight-asian="bold" style:font-name-complex="Times New Roman" style:font-weight-complex="normal"/>
    </style:style>
    <style:style style:name="T160" style:family="text">
      <style:text-properties fo:font-style="normal" style:font-style-asian="normal" style:font-style-complex="normal"/>
    </style:style>
    <style:style style:name="T161" style:family="text">
      <style:text-properties fo:font-style="normal" officeooo:rsid="00248930" style:font-style-asian="normal" style:font-style-complex="normal"/>
    </style:style>
    <style:style style:name="T162"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63"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64" style:family="text">
      <style:text-properties fo:font-style="normal" style:text-underline-style="none" fo:font-weight="normal" officeooo:rsid="0023bd1c" style:language-asian="tr" style:country-asian="TR" style:font-style-asian="normal" style:font-weight-asian="normal" style:font-name-complex="Times New Roman1" style:font-style-complex="italic" style:font-weight-complex="normal"/>
    </style:style>
    <style:style style:name="T165" style:family="text">
      <style:text-properties fo:font-weight="normal" style:language-asian="tr" style:country-asian="TR" style:font-weight-asian="normal" style:font-name-complex="Times New Roman1" style:font-weight-complex="normal"/>
    </style:style>
    <style:style style:name="T166" style:family="text">
      <style:text-properties fo:font-weight="normal" officeooo:rsid="008f180f" style:language-asian="tr" style:country-asian="TR" style:font-weight-asian="normal" style:font-name-complex="Times New Roman1" style:font-weight-complex="normal"/>
    </style:style>
    <style:style style:name="T167" style:family="text">
      <style:text-properties fo:font-weight="normal" officeooo:rsid="0014c035" style:language-asian="tr" style:country-asian="TR" style:font-weight-asian="normal" style:font-name-complex="Times New Roman1" style:font-weight-complex="normal"/>
    </style:style>
    <style:style style:name="T168" style:family="text">
      <style:text-properties fo:font-weight="normal" officeooo:rsid="007ab96d" style:language-asian="tr" style:country-asian="TR" style:font-weight-asian="normal" style:font-name-complex="Times New Roman1" style:font-weight-complex="normal"/>
    </style:style>
    <style:style style:name="T169" style:family="text">
      <style:text-properties fo:font-weight="normal" officeooo:rsid="007e3d08" style:language-asian="tr" style:country-asian="TR" style:font-weight-asian="normal" style:font-name-complex="Times New Roman1" style:font-weight-complex="normal"/>
    </style:style>
    <style:style style:name="T170" style:family="text">
      <style:text-properties fo:font-weight="normal" officeooo:rsid="00875977" style:language-asian="tr" style:country-asian="TR" style:font-weight-asian="normal" style:font-name-complex="Times New Roman1" style:font-weight-complex="normal"/>
    </style:style>
    <style:style style:name="T171" style:family="text">
      <style:text-properties fo:font-weight="normal" officeooo:rsid="003aa60a" style:language-asian="tr" style:country-asian="TR" style:font-weight-asian="normal" style:font-name-complex="Times New Roman1" style:font-weight-complex="normal"/>
    </style:style>
    <style:style style:name="T172" style:family="text">
      <style:text-properties fo:font-weight="normal" officeooo:rsid="002bcdb2" style:language-asian="tr" style:country-asian="TR" style:font-weight-asian="normal" style:font-name-complex="Times New Roman1" style:font-weight-complex="normal"/>
    </style:style>
    <style:style style:name="T173" style:family="text">
      <style:text-properties fo:font-weight="normal" officeooo:rsid="00f14736" style:language-asian="tr" style:country-asian="TR" style:font-weight-asian="normal" style:font-name-complex="Times New Roman1" style:font-weight-complex="normal"/>
    </style:style>
    <style:style style:name="T174" style:family="text">
      <style:text-properties fo:font-weight="normal" officeooo:rsid="00deb2d1" style:language-asian="tr" style:country-asian="TR" style:font-weight-asian="normal" style:font-name-complex="Times New Roman1" style:font-weight-complex="normal"/>
    </style:style>
    <style:style style:name="T175" style:family="text">
      <style:text-properties fo:font-weight="normal" officeooo:rsid="003d6035" style:language-asian="tr" style:country-asian="TR" style:font-weight-asian="normal" style:font-name-complex="Times New Roman1" style:font-weight-complex="normal"/>
    </style:style>
    <style:style style:name="T176" style:family="text">
      <style:text-properties fo:font-weight="normal" officeooo:rsid="00f6ec4b" style:language-asian="tr" style:country-asian="TR" style:font-weight-asian="normal" style:font-name-complex="Times New Roman1" style:font-weight-complex="normal"/>
    </style:style>
    <style:style style:name="T177" style:family="text">
      <style:text-properties fo:font-weight="normal" officeooo:rsid="00455e00" style:language-asian="tr" style:country-asian="TR" style:font-weight-asian="normal" style:font-name-complex="Times New Roman1" style:font-weight-complex="normal"/>
    </style:style>
    <style:style style:name="T178" style:family="text">
      <style:text-properties fo:font-weight="normal" officeooo:rsid="00df6fdc" style:language-asian="tr" style:country-asian="TR" style:font-weight-asian="normal" style:font-name-complex="Times New Roman1" style:font-weight-complex="normal"/>
    </style:style>
    <style:style style:name="T179" style:family="text">
      <style:text-properties fo:font-weight="normal" officeooo:rsid="00d136f4" style:language-asian="tr" style:country-asian="TR" style:font-weight-asian="normal" style:font-name-complex="Times New Roman1" style:font-weight-complex="normal"/>
    </style:style>
    <style:style style:name="T180" style:family="text">
      <style:text-properties fo:font-weight="normal" officeooo:rsid="0013e64a" style:language-asian="tr" style:country-asian="TR" style:font-weight-asian="normal" style:font-name-complex="Times New Roman1" style:font-weight-complex="normal"/>
    </style:style>
    <style:style style:name="T181" style:family="text">
      <style:text-properties fo:font-weight="normal" officeooo:rsid="00d43574" style:language-asian="tr" style:country-asian="TR" style:font-weight-asian="normal" style:font-name-complex="Times New Roman1" style:font-weight-complex="normal"/>
    </style:style>
    <style:style style:name="T182" style:family="text">
      <style:text-properties fo:font-weight="normal" officeooo:rsid="00e8add8" style:language-asian="tr" style:country-asian="TR" style:font-weight-asian="normal" style:font-name-complex="Times New Roman1" style:font-weight-complex="normal"/>
    </style:style>
    <style:style style:name="T183" style:family="text">
      <style:text-properties fo:font-weight="normal" officeooo:rsid="00d9884f" style:language-asian="tr" style:country-asian="TR" style:font-weight-asian="normal" style:font-name-complex="Times New Roman1" style:font-weight-complex="normal"/>
    </style:style>
    <style:style style:name="T184" style:family="text">
      <style:text-properties fo:font-weight="normal" officeooo:rsid="00f2ef4c" style:language-asian="tr" style:country-asian="TR" style:font-weight-asian="normal" style:font-name-complex="Times New Roman1" style:font-weight-complex="normal"/>
    </style:style>
    <style:style style:name="T185" style:family="text">
      <style:text-properties fo:font-weight="normal" officeooo:rsid="00da5b80" style:language-asian="tr" style:country-asian="TR" style:font-weight-asian="normal" style:font-name-complex="Times New Roman1" style:font-weight-complex="normal"/>
    </style:style>
    <style:style style:name="T186" style:family="text">
      <style:text-properties fo:font-weight="normal" officeooo:rsid="0023bd1c" style:language-asian="tr" style:country-asian="TR" style:font-weight-asian="normal" style:font-name-complex="Times New Roman1" style:font-weight-complex="normal"/>
    </style:style>
    <style:style style:name="T187" style:family="text">
      <style:text-properties fo:font-weight="normal" officeooo:rsid="00243e1e" style:language-asian="tr" style:country-asian="TR" style:font-weight-asian="normal" style:font-name-complex="Times New Roman1" style:font-weight-complex="normal"/>
    </style:style>
    <style:style style:name="T188" style:family="text">
      <style:text-properties fo:font-weight="normal" officeooo:rsid="0026c71b" style:language-asian="tr" style:country-asian="TR" style:font-weight-asian="normal" style:font-name-complex="Times New Roman1" style:font-weight-complex="normal"/>
    </style:style>
    <style:style style:name="T189" style:family="text">
      <style:text-properties fo:font-weight="normal" officeooo:rsid="00e04eac" style:language-asian="tr" style:country-asian="TR" style:font-weight-asian="normal" style:font-name-complex="Times New Roman1" style:font-weight-complex="normal"/>
    </style:style>
    <style:style style:name="T190" style:family="text">
      <style:text-properties fo:font-weight="normal" officeooo:rsid="002d5473" style:language-asian="tr" style:country-asian="TR" style:font-weight-asian="normal" style:font-name-complex="Times New Roman1" style:font-weight-complex="normal"/>
    </style:style>
    <style:style style:name="T191" style:family="text">
      <style:text-properties fo:font-weight="normal" officeooo:rsid="002e5f6c" style:language-asian="tr" style:country-asian="TR" style:font-weight-asian="normal" style:font-name-complex="Times New Roman1" style:font-weight-complex="normal"/>
    </style:style>
    <style:style style:name="T192" style:family="text">
      <style:text-properties fo:font-weight="normal" officeooo:rsid="0075a0c7" style:language-asian="tr" style:country-asian="TR" style:font-weight-asian="normal" style:font-name-complex="Times New Roman" style:font-weight-complex="normal"/>
    </style:style>
    <style:style style:name="T193" style:family="text">
      <style:text-properties fo:font-weight="normal" officeooo:rsid="00443595" style:language-asian="tr" style:country-asian="TR" style:font-weight-asian="normal" style:font-name-complex="Times New Roman" style:font-weight-complex="normal"/>
    </style:style>
    <style:style style:name="T194" style:family="text">
      <style:text-properties fo:font-weight="normal" officeooo:rsid="00a1fb85" style:language-asian="tr" style:country-asian="TR" style:font-weight-asian="normal" style:font-name-complex="Times New Roman" style:font-weight-complex="normal"/>
    </style:style>
    <style:style style:name="T195" style:family="text">
      <style:text-properties fo:font-weight="normal" officeooo:rsid="0097ef5f" style:language-asian="tr" style:country-asian="TR" style:font-weight-asian="normal" style:font-name-complex="Times New Roman" style:font-weight-complex="normal"/>
    </style:style>
    <style:style style:name="T196" style:family="text">
      <style:text-properties fo:font-weight="normal" style:language-asian="tr" style:country-asian="TR" style:font-weight-asian="normal" style:font-weight-complex="normal"/>
    </style:style>
    <style:style style:name="T197" style:family="text">
      <style:text-properties fo:font-weight="normal" officeooo:rsid="006fa4e9" style:language-asian="tr" style:country-asian="TR" style:font-weight-asian="normal" style:font-weight-complex="normal"/>
    </style:style>
    <style:style style:name="T198" style:family="text">
      <style:text-properties fo:font-weight="normal" officeooo:rsid="003c3a02" style:language-asian="tr" style:country-asian="TR" style:font-weight-asian="normal" style:font-weight-complex="normal"/>
    </style:style>
    <style:style style:name="T199" style:family="text">
      <style:text-properties fo:font-weight="normal" officeooo:rsid="00374a74" style:language-asian="tr" style:country-asian="TR" style:font-weight-asian="normal" style:font-weight-complex="normal"/>
    </style:style>
    <style:style style:name="T200" style:family="text">
      <style:text-properties fo:font-weight="normal" officeooo:rsid="0014a809" style:language-asian="tr" style:country-asian="TR" style:font-weight-asian="normal" style:font-weight-complex="normal"/>
    </style:style>
    <style:style style:name="T201" style:family="text">
      <style:text-properties fo:font-weight="normal" officeooo:rsid="00cc4e8e" style:language-asian="tr" style:country-asian="TR" style:font-weight-asian="normal" style:font-weight-complex="normal"/>
    </style:style>
    <style:style style:name="T202" style:family="text">
      <style:text-properties fo:font-weight="normal" style:font-weight-asian="normal" style:font-weight-complex="normal"/>
    </style:style>
    <style:style style:name="T203" style:family="text">
      <style:text-properties fo:font-weight="normal" officeooo:rsid="00f14736" style:font-weight-asian="normal" style:font-weight-complex="normal"/>
    </style:style>
    <style:style style:name="T204" style:family="text">
      <style:text-properties fo:font-weight="normal" officeooo:rsid="00f4e7c5" style:font-weight-asian="normal" style:font-weight-complex="normal"/>
    </style:style>
    <style:style style:name="T205" style:family="text">
      <style:text-properties fo:font-weight="normal" officeooo:rsid="00ef68e4" style:font-weight-asian="normal" style:font-weight-complex="normal"/>
    </style:style>
    <style:style style:name="T206" style:family="text">
      <style:text-properties fo:font-weight="normal" officeooo:rsid="004d17d8" style:font-weight-asian="normal" style:font-weight-complex="normal"/>
    </style:style>
    <style:style style:name="T207" style:family="text">
      <style:text-properties fo:font-weight="normal" officeooo:rsid="00ed26ec" style:font-weight-asian="normal" style:font-weight-complex="normal"/>
    </style:style>
    <style:style style:name="T208" style:family="text">
      <style:text-properties fo:font-weight="normal" officeooo:rsid="00191904" style:font-weight-asian="normal" style:font-weight-complex="normal"/>
    </style:style>
    <style:style style:name="T209" style:family="text">
      <style:text-properties fo:font-weight="normal" officeooo:rsid="00c34356" style:font-weight-asian="normal" style:font-weight-complex="normal"/>
    </style:style>
    <style:style style:name="T210" style:family="text">
      <style:text-properties fo:font-weight="normal" officeooo:rsid="00f7da78" style:font-weight-asian="normal" style:font-weight-complex="normal"/>
    </style:style>
    <style:style style:name="T211" style:family="text">
      <style:text-properties fo:font-weight="normal" officeooo:rsid="009100a2" style:font-weight-asian="normal" style:font-weight-complex="normal"/>
    </style:style>
    <style:style style:name="T212" style:family="text">
      <style:text-properties fo:font-weight="normal" officeooo:rsid="00243e1e" style:font-weight-asian="normal" style:font-weight-complex="normal"/>
    </style:style>
    <style:style style:name="T213" style:family="text">
      <style:text-properties fo:font-weight="normal" officeooo:rsid="0027df0c" style:font-weight-asian="normal" style:font-weight-complex="normal"/>
    </style:style>
    <style:style style:name="T214" style:family="text">
      <style:text-properties fo:font-weight="normal" officeooo:rsid="0029bc9f" style:font-weight-asian="normal" style:font-weight-complex="normal"/>
    </style:style>
    <style:style style:name="T215" style:family="text">
      <style:text-properties fo:font-weight="normal" officeooo:rsid="002dd2c8" style:font-weight-asian="normal" style:font-weight-complex="normal"/>
    </style:style>
    <style:style style:name="T216" style:family="text">
      <style:text-properties officeooo:rsid="005192be"/>
    </style:style>
    <style:style style:name="T217" style:family="text">
      <style:text-properties officeooo:rsid="008af4ba"/>
    </style:style>
    <style:style style:name="T218"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19"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20"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21"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22" style:family="text">
      <style:text-properties fo:font-size="12pt" fo:font-style="italic" officeooo:rsid="00b32608" style:font-size-asian="12pt" style:language-asian="tr" style:country-asian="TR" style:font-style-asian="italic" style:font-name-complex="Times New Roman1" style:font-size-complex="12pt" style:font-style-complex="italic"/>
    </style:style>
    <style:style style:name="T223" style:family="text">
      <style:text-properties fo:font-size="12pt" fo:font-style="normal" style:text-underline-style="none" fo:font-weight="normal"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30"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37" style:family="text">
      <style:text-properties fo:font-size="12pt" fo:font-style="normal" style:text-underline-style="none"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38" style:family="text">
      <style:text-properties fo:font-size="12pt" fo:font-style="normal" style:text-underline-style="none" fo:font-weight="normal" officeooo:rsid="00f75d4d" style:font-size-asian="12pt" style:language-asian="tr" style:country-asian="TR" style:font-style-asian="normal" style:font-weight-asian="normal" style:font-name-complex="Times New Roman1" style:font-size-complex="12pt" style:font-style-complex="normal" style:font-weight-complex="normal"/>
    </style:style>
    <style:style style:name="T239"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240"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41"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42" style:family="text">
      <style:text-properties fo:font-size="12pt" fo:font-style="normal" style:text-underline-style="none"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243" style:family="text">
      <style:text-properties fo:font-size="12pt" fo:font-style="normal" style:text-underline-style="solid" style:text-underline-width="auto" style:text-underline-color="font-color"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44" style:family="text">
      <style:text-properties fo:font-size="12pt" fo:font-style="normal" style:text-underline-style="solid" style:text-underline-width="auto" style:text-underline-color="font-color" fo:font-weight="bold" officeooo:rsid="00b32608" style:font-size-asian="12pt" style:language-asian="tr" style:country-asian="TR" style:font-style-asian="normal" style:font-weight-asian="bold" style:font-name-complex="Times New Roman1" style:font-size-complex="12pt" style:font-style-complex="normal" style:font-weight-complex="bold"/>
    </style:style>
    <style:style style:name="T245" style:family="text">
      <style:text-properties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246" style:family="text">
      <style:text-properties fo:font-size="12pt" fo:font-style="normal" style:text-underline-style="solid" style:text-underline-width="auto" style:text-underline-color="font-color" fo:font-weight="bold" officeooo:rsid="0021a184" style:font-size-asian="12pt" style:language-asian="tr" style:country-asian="TR" style:font-style-asian="normal" style:font-weight-asian="bold" style:font-name-complex="Times New Roman1" style:font-size-complex="12pt" style:font-style-complex="normal" style:font-weight-complex="bold"/>
    </style:style>
    <style:style style:name="T247" style:family="text">
      <style:text-properties fo:font-size="12pt" style:font-size-asian="12pt" style:language-asian="tr" style:country-asian="TR" style:font-name-complex="Times New Roman1" style:font-size-complex="12pt"/>
    </style:style>
    <style:style style:name="T248" style:family="text">
      <style:text-properties fo:font-size="12pt" officeooo:rsid="00c5822c" style:font-size-asian="12pt" style:language-asian="tr" style:country-asian="TR" style:font-name-complex="Times New Roman1" style:font-size-complex="12pt"/>
    </style:style>
    <style:style style:name="T249" style:family="text">
      <style:text-properties fo:font-size="12pt" officeooo:rsid="00c5d15f" style:font-size-asian="12pt" style:language-asian="tr" style:country-asian="TR" style:font-name-complex="Times New Roman1" style:font-size-complex="12pt"/>
    </style:style>
    <style:style style:name="T250" style:family="text">
      <style:text-properties fo:font-size="12pt" officeooo:rsid="00a43a1d" style:font-size-asian="12pt" style:language-asian="tr" style:country-asian="TR" style:font-name-complex="Times New Roman1" style:font-size-complex="12pt"/>
    </style:style>
    <style:style style:name="T251" style:family="text">
      <style:text-properties fo:font-size="12pt" officeooo:rsid="0027df0c" style:font-size-asian="12pt" style:language-asian="tr" style:country-asian="TR" style:font-name-complex="Times New Roman1" style:font-size-complex="12pt"/>
    </style:style>
    <style:style style:name="T252"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53"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260"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261"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262"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263"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264"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265"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66" style:family="text">
      <style:text-properties fo:font-size="12pt" fo:font-weight="bold" officeooo:rsid="00b32608" style:font-size-asian="12pt" style:language-asian="tr" style:country-asian="TR" style:font-weight-asian="bold" style:font-name-complex="Times New Roman1" style:font-size-complex="12pt" style:font-weight-complex="bold"/>
    </style:style>
    <style:style style:name="T267" style:family="text">
      <style:text-properties fo:font-size="12pt" fo:font-weight="bold" officeooo:rsid="00f7da78" style:font-size-asian="12pt" style:language-asian="tr" style:country-asian="TR" style:font-weight-asian="bold" style:font-name-complex="Times New Roman1" style:font-size-complex="12pt" style:font-weight-complex="bold"/>
    </style:style>
    <style:style style:name="T268" style:family="text">
      <style:text-properties officeooo:rsid="00ecf545"/>
    </style:style>
    <style:style style:name="T269" style:family="text">
      <style:text-properties officeooo:rsid="00f519a8"/>
    </style:style>
    <style:style style:name="T270" style:family="text">
      <style:text-properties fo:language="tr" fo:country="TR" style:font-name-complex="Times New Roman"/>
    </style:style>
    <style:style style:name="T271" style:family="text">
      <style:text-properties fo:language="tr" fo:country="TR" officeooo:rsid="004c1294" style:font-name-complex="Times New Roman"/>
    </style:style>
    <style:style style:name="T272" style:family="text">
      <style:text-properties fo:language="tr" fo:country="TR" officeooo:rsid="0043c25c" style:font-name-complex="Times New Roman"/>
    </style:style>
    <style:style style:name="T273" style:family="text">
      <style:text-properties fo:language="tr" fo:country="TR" officeooo:rsid="00172ad1" style:font-name-complex="Times New Roman"/>
    </style:style>
    <style:style style:name="T274" style:family="text">
      <style:text-properties fo:language="tr" fo:country="TR" officeooo:rsid="00b0e99e" style:font-name-complex="Times New Roman"/>
    </style:style>
    <style:style style:name="T275" style:family="text">
      <style:text-properties fo:language="tr" fo:country="TR" officeooo:rsid="00f519a8" style:font-name-complex="Times New Roman"/>
    </style:style>
    <style:style style:name="T276" style:family="text">
      <style:text-properties officeooo:rsid="00ef68e4"/>
    </style:style>
    <style:style style:name="T277" style:family="text">
      <style:text-properties officeooo:rsid="009100a2"/>
    </style:style>
    <style:style style:name="T278" style:family="text">
      <style:text-properties officeooo:rsid="00ed0b73"/>
    </style:style>
    <style:style style:name="T279" style:family="text">
      <style:text-properties officeooo:rsid="00ed26ec"/>
    </style:style>
    <style:style style:name="T280"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81"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82" style:family="text">
      <style:text-properties officeooo:rsid="00172ad1"/>
    </style:style>
    <style:style style:name="T283" style:family="text">
      <style:text-properties officeooo:rsid="004d17d8"/>
    </style:style>
    <style:style style:name="T284" style:family="text">
      <style:text-properties officeooo:rsid="0023f1ec"/>
    </style:style>
    <style:style style:name="T285" style:family="text">
      <style:text-properties officeooo:rsid="001cc920"/>
    </style:style>
    <style:style style:name="T286" style:family="text">
      <style:text-properties officeooo:rsid="00e8f33b"/>
    </style:style>
    <style:style style:name="T287" style:family="text">
      <style:text-properties officeooo:rsid="001e1f00"/>
    </style:style>
    <style:style style:name="T288" style:family="text">
      <style:text-properties officeooo:rsid="002bcdb2"/>
    </style:style>
    <style:style style:name="T289" style:family="text">
      <style:text-properties officeooo:rsid="001c4bd1"/>
    </style:style>
    <style:style style:name="T290" style:family="text">
      <style:text-properties officeooo:rsid="008f180f"/>
    </style:style>
    <style:style style:name="T291" style:family="text">
      <style:text-properties officeooo:rsid="00a7f9fb"/>
    </style:style>
    <style:style style:name="T292" style:family="text">
      <style:text-properties officeooo:rsid="00f6ec4b"/>
    </style:style>
    <style:style style:name="T293" style:family="text">
      <style:text-properties officeooo:rsid="003d13be"/>
    </style:style>
    <style:style style:name="T294" style:family="text">
      <style:text-properties officeooo:rsid="00f04c9d"/>
    </style:style>
    <style:style style:name="T295" style:family="text">
      <style:text-properties officeooo:rsid="00ee1b8e"/>
    </style:style>
    <style:style style:name="T296" style:family="text">
      <style:text-properties officeooo:rsid="00f75d4d"/>
    </style:style>
    <style:style style:name="T297" style:family="text">
      <style:text-properties officeooo:rsid="00cc4e8e"/>
    </style:style>
    <style:style style:name="T298" style:family="text">
      <style:text-properties officeooo:rsid="006bae34"/>
    </style:style>
    <style:style style:name="T299" style:family="text">
      <style:text-properties officeooo:rsid="00b8b0f5"/>
    </style:style>
    <style:style style:name="T300" style:family="text">
      <style:text-properties officeooo:rsid="00c34356"/>
    </style:style>
    <style:style style:name="T301" style:family="text">
      <style:text-properties officeooo:rsid="00d55402"/>
    </style:style>
    <style:style style:name="T302" style:family="text">
      <style:text-properties officeooo:rsid="00cddedd"/>
    </style:style>
    <style:style style:name="T303" style:family="text">
      <style:text-properties officeooo:rsid="00f7da78"/>
    </style:style>
    <style:style style:name="T304" style:family="text">
      <style:text-properties officeooo:rsid="00e41702"/>
    </style:style>
    <style:style style:name="T305" style:family="text">
      <style:text-properties officeooo:rsid="001ce9c0"/>
    </style:style>
    <style:style style:name="T306" style:family="text">
      <style:text-properties officeooo:rsid="001e49f7"/>
    </style:style>
    <style:style style:name="T307" style:family="text">
      <style:text-properties officeooo:rsid="00243e1e"/>
    </style:style>
    <style:style style:name="T308" style:family="text">
      <style:text-properties officeooo:rsid="0026c71b"/>
    </style:style>
    <style:style style:name="T309" style:family="text">
      <style:text-properties officeooo:rsid="00df6fdc"/>
    </style:style>
    <style:style style:name="T310" style:family="text">
      <style:text-properties officeooo:rsid="00d136f4"/>
    </style:style>
    <style:style style:name="T311" style:family="text">
      <style:text-properties officeooo:rsid="003c9814"/>
    </style:style>
    <style:style style:name="T312" style:family="text">
      <style:text-properties officeooo:rsid="004958df"/>
    </style:style>
    <style:style style:name="T313" style:family="text">
      <style:text-properties officeooo:rsid="0022f6e7"/>
    </style:style>
    <style:style style:name="T314" style:family="text">
      <style:text-properties officeooo:rsid="00d136f4" style:font-name-complex="Tahoma"/>
    </style:style>
    <style:style style:name="T315" style:family="text">
      <style:text-properties officeooo:rsid="004958df" style:font-name-complex="Tahoma"/>
    </style:style>
    <style:style style:name="T316" style:family="text">
      <style:text-properties officeooo:rsid="00d43574" style:font-name-complex="Tahoma"/>
    </style:style>
    <style:style style:name="T317" style:family="text">
      <style:text-properties officeooo:rsid="0027df0c"/>
    </style:style>
    <style:style style:name="T318" style:family="text">
      <style:text-properties officeooo:rsid="0029bc9f"/>
    </style:style>
    <style:style style:name="T319" style:family="text">
      <style:text-properties officeooo:rsid="002af4ca"/>
    </style:style>
    <style:style style:name="T320" style:family="text">
      <style:text-properties officeooo:rsid="002bd0a3"/>
    </style:style>
    <style:style style:name="T321" style:family="text">
      <style:text-properties officeooo:rsid="002d5473"/>
    </style:style>
    <style:style style:name="T322" style:family="text">
      <style:text-properties officeooo:rsid="0013e64a"/>
    </style:style>
    <style:style style:name="T323" style:family="text">
      <style:text-properties officeooo:rsid="003b129e"/>
    </style:style>
    <style:style style:name="T324" style:family="text">
      <style:text-properties officeooo:rsid="00d43574"/>
    </style:style>
    <style:style style:name="T325" style:family="text">
      <style:text-properties officeooo:rsid="002dd2c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ELİRLİ SÜRELİ KİRA SÖZLEŞMESİ</text:p>
      <text:p text:style-name="P14"><text:span text:style-name="T305">30</text:span> <text:span text:style-name="T305">Mart</text:span> 202<text:span text:style-name="T305">3</text:span>, Tokat</text:p>
      <text:p text:style-name="P5"><text:span text:style-name="T46">Sözleşmenin </text:span><text:span text:style-name="T47">Düzenleme</text:span><text:span text:style-name="T46"><text:tab/><text:tab/><text:tab/><text:tab/><text:tab/><text:tab/><text:tab/><text:tab/><text:tab/><text:tab/></text:span><text:span text:style-name="T52"> <text:tab/></text:span></text:p>
      <text:p text:style-name="P5"><text:span text:style-name="T53">T</text:span><text:span text:style-name="T59">arihi<text:tab/><text:tab/></text:span><text:span text:style-name="T71">: </text:span><text:span text:style-name="T99"><text:s/></text:span><text:span text:style-name="T100"><text:tab/><text:tab/><text:tab/><text:tab/></text:span><text:span text:style-name="T61">No</text:span><text:span text:style-name="T143">: <text:s/></text:span><text:span text:style-name="T155">SnF-02-</text:span><text:span text:style-name="T153">202</text:span><text:span text:style-name="T154">30330</text:span><text:span text:style-name="T153">-0</text:span><text:span text:style-name="T154">8</text:span><text:span text:style-name="T156">1</text:span><text:span text:style-name="T100"><text:tab/></text:span></text:p>
      <text:p text:style-name="P7"/>
      <text:p text:style-name="P5"><text:span text:style-name="T45">Kiraya Veren<text:tab/><text:tab/><text:tab/><text:tab/><text:tab/><text:tab/><text:tab/><text:tab/><text:tab/><text:tab/><text:tab/><text:tab/></text:span><text:span text:style-name="T51"> </text:span></text:p>
      <text:p text:style-name="P5"><text:span text:style-name="T54">A</text:span><text:span text:style-name="T55">dı </text:span><text:span text:style-name="T58">Soyadı</text:span><text:span text:style-name="T70"><text:tab/>: </text:span><text:span text:style-name="T91"><text:tab/><text:tab/></text:span><text:span text:style-name="T103"><text:tab/></text:span><text:span text:style-name="T72"><text:tab/></text:span><text:span text:style-name="T63">TC Kimlik No<text:tab/></text:span><text:span text:style-name="T165">: </text:span></text:p>
      <text:p text:style-name="P5"/>
      <text:p text:style-name="P10">Kiracı<text:tab/><text:tab/><text:tab/><text:tab/><text:tab/><text:tab/><text:tab/><text:tab/><text:tab/><text:tab/><text:tab/><text:tab/><text:tab/></text:p>
      <text:p text:style-name="P8"><text:span text:style-name="T221">Adı Soyadı</text:span><text:span text:style-name="T247"><text:tab/>: </text:span><text:span text:style-name="T266">Merdal KİPEL</text:span><text:span text:style-name="T250"><text:tab/><text:tab/><text:tab/></text:span><text:span text:style-name="T222">T</text:span><text:span text:style-name="T221">C Kimlik No</text:span><text:span text:style-name="T247"><text:tab/>: </text:span><text:span text:style-name="T266">246 3555 1720</text:span></text:p>
      <text:p text:style-name="P1"><text:span text:style-name="T60">Tebligat </text:span><text:span text:style-name="T58">Adres</text:span><text:span text:style-name="T70"><text:tab/>:</text:span><text:span text:style-name="T88"> </text:span><text:span text:style-name="T115">Akarçay Görümlü Kasabası Atatürk Mah. Festival Sokak ALMUS TOKAT</text:span></text:p>
      <text:p text:style-name="P3"><text:span text:style-name="T44">Telefon No</text:span><text:span text:style-name="T277"><text:tab/>: </text:span><text:span text:style-name="T138">0538 027 30 78</text:span></text:p>
      <text:p text:style-name="P5"/>
      <text:p text:style-name="P5"><text:span text:style-name="T49">Kiralana</text:span><text:span text:style-name="T50">nın<text:tab/><text:tab/><text:tab/><text:tab/><text:tab/><text:tab/><text:tab/><text:tab/><text:tab/><text:tab/><text:tab/><text:tab/></text:span></text:p>
      <text:p text:style-name="P5"><text:span text:style-name="T62">Cinsi<text:tab/></text:span><text:span text:style-name="T70"><text:tab/></text:span><text:span text:style-name="T165">:</text:span><text:span text:style-name="T98"> </text:span><text:span text:style-name="T101">Çatı</text:span><text:span text:style-name="T114">lı İşyeri</text:span><text:span text:style-name="T165"><text:tab/><text:tab/><text:tab/></text:span><text:span text:style-name="T64">Kullanım Amacı<text:tab/></text:span><text:span text:style-name="T165">:</text:span><text:span text:style-name="T167"> </text:span><text:span text:style-name="T114">Kaynak İşleri Atelyesi</text:span></text:p>
      <text:p text:style-name="P5"><text:span text:style-name="T43">Adresi<text:tab/></text:span><text:tab/>: <text:span text:style-name="T121">Yeniyurt Mah. İsmail Altıngövde Cad. No:21/</text:span><text:span text:style-name="T139">F</text:span><text:span text:style-name="T121"> </text:span><text:span text:style-name="T122"><text:s/>Tokat</text:span><text:span text:style-name="T216"> </text:span></text:p>
      <text:p text:style-name="P5"><text:span text:style-name="T65">Tapu</text:span><text:span text:style-name="T66"> Bi</text:span><text:span text:style-name="T65">lgileri</text:span><text:span text:style-name="T68"><text:tab/></text:span><text:span text:style-name="T70">: <text:tab/></text:span><text:span text:style-name="T73">A</text:span><text:span text:style-name="T70">da<text:tab/>:</text:span><text:span text:style-name="T74"> </text:span><text:span text:style-name="T104">1245</text:span><text:span text:style-name="T75"><text:tab/><text:tab/>Parsel<text:tab/>:</text:span><text:span text:style-name="T105"> </text:span><text:span text:style-name="T106">2</text:span><text:span text:style-name="T168"><text:tab/></text:span></text:p>
      <text:p text:style-name="P5"><text:span text:style-name="T217">Abone Bi</text:span>lgileri<text:tab/><text:span text:style-name="T160">:<text:tab/>Elektrik<text:tab/>: </text:span><text:span text:style-name="T161"><text:tab/></text:span><text:span text:style-name="T160"><text:tab/>Su <text:tab/>: </text:span></text:p>
      <text:p text:style-name="P11"/>
      <text:p text:style-name="P5"><text:span text:style-name="T48">Kiranın<text:tab/><text:tab/><text:tab/><text:tab/><text:tab/><text:tab/><text:tab/><text:tab/><text:tab/><text:tab/><text:tab/><text:tab/><text:tab/> </text:span><text:tab/></text:p>
      <text:p text:style-name="P5"><text:span text:style-name="T58">Başlangıç tarihi</text:span><text:span text:style-name="T70"><text:tab/>: </text:span><text:span text:style-name="T101">3</text:span><text:span text:style-name="T114">0</text:span><text:span text:style-name="T101"> </text:span><text:span text:style-name="T114">Mart</text:span><text:span text:style-name="T107"> </text:span><text:span text:style-name="T108">202</text:span><text:span text:style-name="T114">3</text:span><text:span text:style-name="T109"><text:tab/></text:span><text:span text:style-name="T70"><text:tab/></text:span><text:span text:style-name="T58">Bitiş tarihi</text:span><text:span text:style-name="T70"><text:tab/>: </text:span><text:span text:style-name="T108">2</text:span><text:span text:style-name="T101">9</text:span><text:span text:style-name="T107"> </text:span><text:span text:style-name="T114">Mart</text:span><text:span text:style-name="T107"> </text:span><text:span text:style-name="T108">202</text:span><text:span text:style-name="T114">4</text:span><text:span text:style-name="T76"><text:tab/><text:tab/></text:span><text:span text:style-name="T58">Süres</text:span><text:span text:style-name="T62">i </text:span><text:span text:style-name="T165"><text:tab/>: </text:span><text:span text:style-name="T169">1 Yıl </text:span><text:span text:style-name="T170">(Bir Yıl)</text:span><text:span text:style-name="T169"> </text:span></text:p>
      <text:p text:style-name="P5"><text:span text:style-name="T62">Bedeli</text:span><text:span text:style-name="T70"><text:tab/><text:tab/>:</text:span><text:span text:style-name="T98"> </text:span><text:span text:style-name="T101">8</text:span><text:span text:style-name="T116">3</text:span><text:span text:style-name="T107">,</text:span><text:span text:style-name="T116">16</text:span><text:span text:style-name="T107">0</text:span><text:span text:style-name="T106"> </text:span><text:span text:style-name="T110">TL (</text:span><text:span text:style-name="T101">Seksen</text:span><text:span text:style-name="T107"> </text:span><text:span text:style-name="T116">Üç</text:span><text:span text:style-name="T107"> Bin </text:span><text:span text:style-name="T116">Yüz Atmış TL</text:span><text:span text:style-name="T107"> </text:span><text:span text:style-name="T110">) <text:s/>+ STOPAJ VERGİSİ</text:span></text:p>
      <text:p text:style-name="P5"><text:span text:style-name="T56">Ödeme</text:span><text:span text:style-name="T57"> Ş</text:span><text:span text:style-name="T56">ekli</text:span><text:span text:style-name="T162"><text:tab/>: </text:span><text:span text:style-name="T163">8</text:span><text:span text:style-name="T164">3</text:span><text:span text:style-name="T144">,</text:span><text:span text:style-name="T147">160</text:span><text:span text:style-name="T145"> TL sözleşme tarihinde p</text:span><text:span text:style-name="T146">eşin </text:span><text:span text:style-name="T144">olarak banka hesabına yatırılacaktır</text:span></text:p>
      <text:p text:style-name="P5"/>
      <text:p text:style-name="P5"><text:span text:style-name="T218">Kira </text:span><text:span text:style-name="T219">Sözleşme</text:span><text:span text:style-name="T218">si</text:span><text:span text:style-name="T219"> </text:span><text:span text:style-name="T218">Özel </text:span><text:span text:style-name="T220">Şartlar</text:span><text:span text:style-name="T219">ı</text:span></text:p>
      <text:list xml:id="list1759963847" text:style-name="WWNum3">
        <text:list-header>
          <text:p text:style-name="P17"><text:span text:style-name="T123">MADDE 1 – SÖZLEŞMENİN KONUSU, </text:span><text:span text:style-name="T124">SÜRESİ </text:span><text:span text:style-name="T123">:</text:span><text:span text:style-name="T268"> </text:span><text:span text:style-name="T269">İşbu sözleşmenin konusu, y</text:span><text:span text:style-name="T268">ukarıda adresi belirtilen taşınmazın</text:span> kiralanması, teslimi, kira miktar ve ödemeleri, kullanımı, tahliyesi ile tarafların karşılıklı olarak yükümlülüklerinin belirlenmesidir. <text:span text:style-name="T271">İşbu s</text:span><text:span text:style-name="T270">özleşme, belirli süre</text:span><text:span text:style-name="T272">lidir</text:span><text:span text:style-name="T273"> ve <text:s/>k</text:span><text:span text:style-name="T270">ararlaştırılan sürenin </text:span><text:span text:style-name="T274">sonunda</text:span><text:span text:style-name="T270"> herhangi bir bildirim olmaksızın, </text:span><text:span text:style-name="T271"><text:s/>sözleşmeden doğan haklar saklı kalmak şartıyla</text:span><text:span text:style-name="T270"> sona ere</text:span><text:span text:style-name="T273">r. </text:span><text:span text:style-name="T275">Süre sonunda taraflar anlaşmayı devam ettirmek isterlerse, kira bedeli güncellenerek sözleşme yenilenebilir. </text:span></text:p>
        </text:list-header>
      </text:list>
      <text:p text:style-name="P15"><text:span text:style-name="T4">MADDE 2 – </text:span><text:span text:style-name="T5">TAŞINMAZDA</text:span><text:span text:style-name="Strong_20_Emphasis"><text:span text:style-name="T3"> YAPILACAK İŞ </text:span></text:span><text:span text:style-name="Strong_20_Emphasis"><text:span text:style-name="T9">: </text:span></text:span><text:span text:style-name="T3">Kiracı, kiralamış olduğu taşınmazı iş yeri olarak yukarıda belirtilen amaçla kullanacaktır. Kiracı mevcut işinden başka herhangi bir işle iştigal etmek isterse, kiraya veren</text:span><text:span text:style-name="T18">i</text:span><text:span text:style-name="T3">n yazılı onayını alacaktır. kiraya verenın izin vermemesi halinde, kiracı hakkın kötüye kullanıldığı iddiasında bulunamaz, zarar ziyan talep edemez. Aksi sözleşmeye aykırılık teşkil ede</text:span><text:span text:style-name="T34">r ve </text:span><text:span text:style-name="T3">tek taraflı fesih sebebidir.</text:span></text:p>
      <text:p text:style-name="P15"><text:span text:style-name="Strong_20_Emphasis"><text:span text:style-name="T3">M</text:span></text:span><text:span text:style-name="Strong_20_Emphasis"><text:span text:style-name="T19">ADDE 3</text:span></text:span><text:span text:style-name="Strong_20_Emphasis"><text:span text:style-name="T3"> </text:span></text:span><text:span text:style-name="Strong_20_Emphasis"><text:span text:style-name="T4">–</text:span></text:span><text:span text:style-name="Strong_20_Emphasis"><text:span text:style-name="T3"> MECURUN DURUMU<text:tab/>:</text:span></text:span></text:p>
      <text:p text:style-name="P15"><text:span text:style-name="Strong_20_Emphasis"><text:span text:style-name="T20">3.1.</text:span></text:span><text:span text:style-name="T9">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15"><text:span text:style-name="T5">3.2. </text:span><text:span text:style-name="T9">Kiracı, kiralananı kendi malı gibi kullanmaya, evsaf ve meziyetlerini şöhret ve itibarını kaybetmesine meydan vermemeye ve </text:span><text:span text:style-name="T10">etrafında</text:span><text:span text:style-name="T9"> meskun diğer kiracı/maliklere karşı özenli davranmaya mecburdur.</text:span></text:p>
      <text:p text:style-name="P15"><text:span text:style-name="T6">3.</text:span><text:span text:style-name="T5">3</text:span><text:span text:style-name="T6">. </text:span><text:span text:style-name="T15">İşbu </text:span><text:span text:style-name="T16">sözleşme aynı zamanda teslim tutanağı hükmünde olup,</text:span><text:span text:style-name="T15"> kiracı kiralananı sağlam, ayıpsız ve eksiksiz olarak teslim aldığını kabul e</text:span><text:span text:style-name="T17">derek işbu sözleşmeyi imzalamıştır.</text:span><text:span text:style-name="T15"> </text:span><text:span text:style-name="T14">Taşınmazda bulunan tuvalet, la</text:span><text:bookmark text:name="_GoBack1"/><text:span text:style-name="T14">vab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11">Kiracının, mecurun teslimi sonrası, kendi ihtiyaçları doğrultusunda ortaya çıkabilecek ve eksik olarak tanımlayacağı şeylerin sorumluluğu kiracıya aittir.</text:span></text:p>
      <text:p text:style-name="P16"><text:span text:style-name="T4">MADD</text:span><text:span text:style-name="T7">E </text:span><text:span text:style-name="T5">4</text:span><text:span text:style-name="T8"> - </text:span><text:span text:style-name="T21">KİRA</text:span><text:span text:style-name="T22">LANANDA YENİLİK VE DEĞİŞİKLİK YAPILMASI</text:span><text:span text:style-name="T3"> : </text:span></text:p>
      <text:p text:style-name="P12"><text:span text:style-name="T89">4.1. </text:span><text:span text:style-name="T90">K</text:span><text:span text:style-name="T70">iraya veren, kiralananda, kira sözleşmesinin feshini gerektirmeyen ve kiracıdan katlanması</text:span></text:p>
      <text:p text:style-name="P25"/>
      <text:p text:style-name="P25"/>
      <text:list xml:id="list111440282694304" text:continue-numbering="true" text:style-name="WWNum3">
        <text:list-header>
          <text:p text:style-name="P26">KİRAYA VEREN<text:tab/><text:tab/><text:tab/><text:tab/><text:tab/>KİRACI<text:tab/><text:tab/><text:tab/><text:tab/><text:tab/>ŞAHİT</text:p>
        </text:list-header>
      </text:list>
      <text:p text:style-name="P15"><text:span text:style-name="T35"><text:tab/><text:tab/><text:tab/><text:tab/><text:tab/><text:tab/></text:span><text:span text:style-name="T37">Merdal KİPEL</text:span><text:span text:style-name="T36"><text:tab/><text:tab/><text:tab/><text:tab/> <text:tab/><text:tab/></text:span><text:span text:style-name="T38"><text:tab/><text:tab/><text:tab/><text:tab/><text:tab/><text:tab/></text:span><text:span text:style-name="T39">246 3555 1720<text:tab/><text:tab/><text:tab/><text:tab/><text:tab/> <text:s text:c="17"/></text:span><text:span text:style-name="T40">1/</text:span><text:span text:style-name="T41">4</text:span><text:span text:style-name="T40"> </text:span></text:p>
      <text:p text:style-name="P15"><text:soft-page-break/><text:span text:style-name="T3">beklenebilecek </text:span><text:span text:style-name="T9">olan yenilik ve değişiklikler yapabilir. Bu yenilik ve değişikliklerin yapılması sırasında kiraya veren, kiracının menfaatlerini gözetmekle yükümlüdür. </text:span></text:p>
      <text:p text:style-name="P5"><text:span text:style-name="T125">4.2.</text:span><text:span text:style-name="T202"> Kiracı kiralananda her türlü tadilat, değişiklik ve dekorasyonu kiraya veren</text:span><text:span text:style-name="T203">i</text:span><text:span text:style-name="T202">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5"><text:span text:style-name="T125">4.3.</text:span><text:span text:style-name="T204"> </text:span><text:span text:style-name="T202">Kiracı, </text:span><text:span text:style-name="T205">taşınmaz</text:span><text:span text:style-name="T206">da bir değişiklik yapmak isterse bu ek bir sözleşme ile belirlenmelidir.</text:span><text:span text:style-name="T202"> Kiracı, kiraya verenin rızasıyla yaptığı yenilik ve değişiklikler sebebiyle kiralananda ortaya çıka</text:span><text:span text:style-name="T206">bilecek</text:span><text:span text:style-name="T202"> </text:span><text:span text:style-name="T165">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171">Aksi bir sözleşme ile kararlaştır</text:span><text:span text:style-name="T166">ı</text:span><text:span text:style-name="T171">lmamışsa, </text:span><text:span text:style-name="T172">Kiracı, kira bitiminde yaptığı bu tip imalatları sökemez, kıramaz. Kiracı bu tip imalatları sağlam olarak kiraya verene teslim etmekle yükümlüdür. </text:span></text:p>
      <text:p text:style-name="P21"><text:span text:style-name="Strong_20_Emphasis"><text:span text:style-name="T111">4.4.</text:span></text:span><text:span text:style-name="T172"> Kira sözleşmesinin sona erdirilmesi halinde kiralanan üzerinde yapılmış olan her türlü tadilat ve değişiklik, kiraya veren tarafından </text:span><text:span text:style-name="T186">tamamı veya bir kısmı</text:span><text:span text:style-name="T172"> talep edilmesi halinde, kiracı tarafından eski haline getirilecek ve kiralanan teslim </text:span><text:span text:style-name="T186">alındığı</text:span><text:span text:style-name="T172"> şekli ile kiraya veren</text:span><text:span text:style-name="T173">e</text:span><text:span text:style-name="T172"> teslim edilecektir. Kiracı bu yükümlülüğüne aykırı hareket etmesi halinde kiraya veren</text:span><text:span text:style-name="T173">i</text:span><text:span text:style-name="T172">n kiralananı eski haline getirmek için yaptığı masrafların beş katı tutarında cezai şart bedeli ödemeyi kabul eder.</text:span></text:p>
      <text:p text:style-name="P15"><text:span text:style-name="Strong_20_Emphasis"><text:span text:style-name="T3">M</text:span></text:span><text:span text:style-name="Strong_20_Emphasis"><text:span text:style-name="T18">ADDE 5</text:span></text:span><text:span text:style-name="Strong_20_Emphasis"><text:span text:style-name="T19"> </text:span></text:span><text:span text:style-name="Strong_20_Emphasis"><text:span text:style-name="T3">- KİRA </text:span></text:span><text:span text:style-name="Strong_20_Emphasis"><text:span text:style-name="T19">BEDELİ</text:span></text:span><text:span text:style-name="Strong_20_Emphasis"><text:span text:style-name="T3">, </text:span></text:span><text:span text:style-name="Strong_20_Emphasis"><text:span text:style-name="T18">VERGİLER,</text:span></text:span><text:span text:style-name="Strong_20_Emphasis"><text:span text:style-name="T3"> ÖDEME ŞEKLİ, <text:s/></text:span></text:span><text:span text:style-name="Strong_20_Emphasis"><text:span text:style-name="T19">YILLIK ARTIŞ ORANI</text:span></text:span></text:p>
      <text:p text:style-name="P15"><text:span text:style-name="Strong_20_Emphasis"><text:span text:style-name="T18">5</text:span></text:span><text:span text:style-name="Strong_20_Emphasis"><text:span text:style-name="T3">.1. </text:span></text:span><text:span text:style-name="Strong_20_Emphasis"><text:span text:style-name="T18">Kira Bedeli: </text:span></text:span><text:span text:style-name="Strong_20_Emphasis"><text:span text:style-name="T12">B</text:span></text:span><text:span text:style-name="T3">edel net</text:span><text:span text:style-name="T23">tir ve</text:span><text:span text:style-name="T3"> </text:span><text:span text:style-name="T19">sözleşme tarihinde peşin olarak kiraya verenin banka hesabına yatırılacaktır.</text:span></text:p>
      <text:p text:style-name="P5"><text:span text:style-name="Strong_20_Emphasis"><text:span text:style-name="T125">5</text:span></text:span><text:span text:style-name="Strong_20_Emphasis"><text:span text:style-name="T126">.</text:span></text:span><text:span text:style-name="Strong_20_Emphasis"><text:span text:style-name="T125">1.1</text:span></text:span><text:span text:style-name="Strong_20_Emphasis"><text:span text:style-name="T126">. </text:span></text:span><text:span text:style-name="Strong_20_Emphasis"><text:span text:style-name="T207">Kiracı, </text:span></text:span><text:span text:style-name="Strong_20_Emphasis"><text:span text:style-name="T208">kira süresi boyunca ve sonrasında, sözleşmede belirlenen kira bedelinde, mucbir sebepler dahil, herhangi bir sebeple </text:span></text:span><text:span text:style-name="Strong_20_Emphasis"><text:span text:style-name="T207">indirim yapılmasını isteye</text:span></text:span><text:span text:style-name="Strong_20_Emphasis"><text:span text:style-name="T208">mez</text:span></text:span><text:span text:style-name="Strong_20_Emphasis"><text:span text:style-name="T207">.</text:span></text:span></text:p>
      <text:p text:style-name="P5"><text:span text:style-name="Strong_20_Emphasis">5</text:span><text:span text:style-name="Strong_20_Emphasis"><text:span text:style-name="T118">.1.</text:span></text:span><text:span text:style-name="Strong_20_Emphasis"><text:span text:style-name="T119">2.</text:span></text:span><text:span text:style-name="Strong_20_Emphasis"><text:span text:style-name="T118"> </text:span></text:span><text:span text:style-name="Strong_20_Emphasis"><text:span text:style-name="T192">Normal veya mücbir bir sebeple, m</text:span></text:span><text:span text:style-name="Strong_20_Emphasis"><text:span text:style-name="T193">ecur</text:span></text:span><text:span text:style-name="Strong_20_Emphasis"><text:span text:style-name="T194"> kullanılmasa veya sınırlı olarak kullanılsa bile kiracı, kira bedelini ödemekle yükümlüdür. </text:span></text:span><text:span text:style-name="Strong_20_Emphasis"><text:span text:style-name="T195">İşbu sözleşme pandemi koşulları göz önünde bulundurularak düzenlenmiştir.</text:span></text:span></text:p>
      <text:p text:style-name="P5"><text:span text:style-name="T125">5</text:span><text:span text:style-name="T127">.</text:span><text:span text:style-name="T125">2</text:span><text:span text:style-name="T127">. </text:span><text:span text:style-name="T125">Vergiler:</text:span><text:span text:style-name="T127"> </text:span><text:span text:style-name="T278">İ</text:span>şbu sözleşme sebebiyle herhangi bir yasal mevzuat veya düzenlemeden <text:span text:style-name="T279">doğan/</text:span>doğabilecek stopaj, fon, damga vergisi ve diğer tüm vergi, harç ve resimler kiracı tarafından ödenir. <text:span text:style-name="T224">Kiracı kanuni süresinde vergi, harç vb. mükellefiyetlerini yerine getirmediği takdir</text:span><text:span text:style-name="T239">d</text:span><text:span text:style-name="T224">e kiraya veren adına tahakkuk edecek olan ceza, faiz ve gecikme zamlarından sorumlu olacağını kabul eder. <text:s/>Kiralanana </text:span><text:span text:style-name="T225">ait, kültür, arsa, bina vergileri kiraya veren </text:span><text:span text:style-name="T226">tarafından </text:span><text:span text:style-name="T227">ödenir.</text:span></text:p>
      <text:p text:style-name="P5"><text:span text:style-name="T240">5</text:span><text:span text:style-name="T241">.</text:span><text:span text:style-name="T240">3</text:span><text:span text:style-name="T241">. </text:span><text:span text:style-name="T240">Ödeme: </text:span><text:span text:style-name="T227">Kiracı, kira bedelini </text:span><text:span text:style-name="T228">( kira bedeli aylık ödemeli yapılacaksa her ayın </text:span><text:span text:style-name="T229">1</text:span><text:span text:style-name="T230">. günü, </text:span><text:span text:style-name="T239">1. gün tatilse <text:s/>izleyen ilk iş günü</text:span><text:span text:style-name="T228"> )</text:span><text:span text:style-name="T227"> ve yan giderleri,</text:span><text:span text:style-name="T228"> </text:span><text:span text:style-name="T229">peşin </text:span><text:span text:style-name="T227">ödemekle yükümlüdür. </text:span><text:span text:style-name="T231">Ki</text:span><text:span text:style-name="T228">ra ödemeleri kiraya verene ait banka hesabına yatırılacaktır. </text:span><text:span text:style-name="T227">İşbu sö</text:span><text:span text:style-name="T232">z</text:span><text:span text:style-name="T227">leşme</text:span><text:span text:style-name="T233">de belirlenen</text:span><text:span text:style-name="T227"> kira bedeli</text:span><text:span text:style-name="T233">nin ödeme vadesi </text:span><text:span text:style-name="T234">sözleşme düzenleme </text:span><text:span text:style-name="T233">tarihidir.</text:span><text:span text:style-name="T227"> Ödeme çek veya senet ile taahhüt edilmiş ise ödemenin zamanında <text:s/>ödenmemesi durumunda, </text:span><text:span text:style-name="T280">müteakip bonolarda muacceliyet kesbedece</text:span><text:span text:style-name="T281">k</text:span><text:span text:style-name="T280">,</text:span><text:span text:style-name="T227"> </text:span><text:span text:style-name="T234">çek veya senedin ödeme vadesi, sözleşme düzenleme tarihi olarak kabul edilecektir </text:span><text:span text:style-name="T235">ve</text:span><text:span text:style-name="T234"> </text:span><text:span text:style-name="T227"><text:s/></text:span><text:span text:style-name="T235">k</text:span><text:span text:style-name="T234">iracı </text:span><text:span text:style-name="T235">geçmiş ve </text:span><text:span text:style-name="T234">o</text:span><text:span text:style-name="T227">turduğu süreye ait kira borcunu, </text:span><text:span text:style-name="T233">geçen her gün için, yıllık kira bedelinin yüzde </text:span><text:span text:style-name="T234">biri</text:span><text:span text:style-name="T233"> oranında </text:span><text:span text:style-name="T234">(%1)</text:span><text:span text:style-name="T233"> </text:span><text:span text:style-name="T236">günlük </text:span><text:span text:style-name="T233">ceza bedeli </text:span><text:span text:style-name="T234">ile birlikte</text:span><text:span text:style-name="T233"> ödemeyi</text:span><text:span text:style-name="T227"> peşinen kabul ve taahhüt eder.</text:span></text:p>
      <text:p text:style-name="P15"><text:span text:style-name="Strong_20_Emphasis"><text:span text:style-name="T3">6.</text:span></text:span><text:span text:style-name="Strong_20_Emphasis"><text:span text:style-name="T24">4</text:span></text:span><text:span text:style-name="Strong_20_Emphasis"><text:span text:style-name="T3">. </text:span></text:span><text:span text:style-name="Strong_20_Emphasis"><text:span text:style-name="T18">Yıllık Artış:</text:span></text:span><text:span text:style-name="Strong_20_Emphasis"><text:span text:style-name="T3"> </text:span></text:span><text:span text:style-name="Strong_20_Emphasis"><text:span text:style-name="T13">Yıllık artış oranı yıllık TÜFE bazında yapılacaktır.</text:span></text:span></text:p>
      <text:p text:style-name="P15"><text:span text:style-name="Strong_20_Emphasis"><text:span text:style-name="T3">M</text:span></text:span><text:span text:style-name="Strong_20_Emphasis"><text:span text:style-name="T18">ADDE</text:span></text:span><text:span text:style-name="Strong_20_Emphasis"><text:span text:style-name="T3"> 7 - KİRA HARİCİ GİDER VE ÖDEMELER</text:span></text:span></text:p>
      <text:p text:style-name="P15"><text:span text:style-name="Strong_20_Emphasis"><text:span text:style-name="T3">7.1.</text:span></text:span><text:span text:style-name="T3"> Kiracı aidat, elektrik, su, doğalgaz, çevre temizlik vergisi gibi kullanımdan kaynaklanan sair giderleri ödemeyi kabul ve taahhüt eder. Kiracı </text:span><text:span text:style-name="T25">varsa, </text:span><text:span text:style-name="T3">elektrik, su, doğalgaz, telefon aboneliklerini derhal devralmakla yükümlüdür. Sözleşme başlangıç tarihi itibariyle tahakkuk edecek, elektrik, su, doğalgaz, telefon, aidat vs. tüm giderlerden kiracı sorumlu olacaktır. </text:span><text:span text:style-name="T26">Abonelik olmadan kullanılan elektrik, su </text:span><text:span text:style-name="T24">vb.</text:span><text:span text:style-name="T26"> giderler kiracı tarafından ödenir. </text:span><text:span text:style-name="T18">Varsa b</text:span><text:span text:style-name="T27">u tip kullanımlar, kendi şartlarının belirlendiği ek bir sözleşme ile belirlenir.</text:span></text:p>
      <text:p text:style-name="P15"><text:span text:style-name="Strong_20_Emphasis"><text:span text:style-name="T3">7.2.</text:span></text:span><text:span text:style-name="T3">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text:span><text:span text:style-name="T18">varsa </text:span><text:span text:style-name="T3">depozitodan mahsup edilebilir. Ancak verilen depozitonun zarar, ziyanı karşılamaması durumunda, kiracı depozitoyu aşan zarar ve ziyanı ayrıca tazmin etmeyi peşinen kabul, beyan ve taahhüt eder.</text:span></text:p>
      <text:p text:style-name="P16"><text:span text:style-name="Strong_20_Emphasis"><text:span text:style-name="T3"/></text:span></text:p>
      <text:p text:style-name="P16"><text:span text:style-name="Strong_20_Emphasis"/></text:p>
      <text:list xml:id="list111440694248797" text:continue-numbering="true" text:style-name="WWNum3">
        <text:list-header>
          <text:p text:style-name="P26">KİRAYA VEREN<text:tab/><text:tab/><text:tab/><text:tab/><text:tab/>KİRACI<text:tab/><text:tab/><text:tab/><text:tab/><text:tab/>ŞAHİT</text:p>
        </text:list-header>
      </text:list>
      <text:p text:style-name="P15"><text:span text:style-name="T35"><text:tab/><text:tab/><text:tab/><text:tab/><text:tab/><text:tab/></text:span><text:span text:style-name="T37">Merdal KİPEL</text:span><text:span text:style-name="T36"><text:tab/><text:tab/><text:tab/><text:tab/> <text:tab/><text:tab/></text:span><text:span text:style-name="T38"><text:tab/><text:tab/><text:tab/><text:tab/><text:tab/><text:tab/></text:span><text:span text:style-name="T39">246 3555 1720<text:tab/><text:tab/><text:tab/><text:tab/><text:tab/> <text:s text:c="17"/></text:span><text:span text:style-name="T40">2/</text:span><text:span text:style-name="T41">4</text:span></text:p>
      <text:p text:style-name="P15"><text:soft-page-break/><text:span text:style-name="Strong_20_Emphasis"><text:span text:style-name="T3">7.3.</text:span></text:span><text:span text:style-name="T3"> Kiracı taşınmazın bulunduğu mahallin yönetim planına, güvenlik tedbirlerine, işletme projesine istisnasız uyacak ve bu hususlardan doğacak yükümlülüklerini yerine getirecek ve kiraya veren</text:span><text:span text:style-name="T28">i</text:span><text:span text:style-name="T3"> kiralanan </text:span><text:span text:style-name="T28">ile</text:span><text:span text:style-name="T3"> ilgili gelişmelerden zamanında haberdar edecektir. Aksi halde gelecek zararlardan kendisi sorumlu olacaktır. Kiracı kiralanan bağımsız bölümün bulunduğu yapıdaki ortak alanlara kiraya veren</text:span><text:span text:style-name="T28">i</text:span><text:span text:style-name="T3">n yazılı onayı olmaksızın müdahalede bulunamaz, kullanamaz.</text:span></text:p>
      <text:p text:style-name="P5"><text:span text:style-name="T126">7.4.</text:span><text:span text:style-name="T276"> </text:span>Kira<text:span text:style-name="T282">cı</text:span>, kiralananın kullanımıyla ilgili olmak üzere, kendisi veya üçüncü kişi tarafından yapılan yan giderlere katlanmakla yükümlüdür.</text:p>
      <text:p text:style-name="P15"><text:span text:style-name="Strong_20_Emphasis"><text:span text:style-name="T3">M</text:span></text:span><text:span text:style-name="Strong_20_Emphasis"><text:span text:style-name="T18">ADDE</text:span></text:span><text:span text:style-name="Strong_20_Emphasis"><text:span text:style-name="T3"> 8- D</text:span></text:span><text:span text:style-name="Strong_20_Emphasis"><text:span text:style-name="T34">evir</text:span></text:span><text:span text:style-name="Strong_20_Emphasis"><text:span text:style-name="T3">, T</text:span></text:span><text:span text:style-name="Strong_20_Emphasis"><text:span text:style-name="T34">emlik ve Alt Kira</text:span></text:span><text:span text:style-name="Strong_20_Emphasis"><text:span text:style-name="T3">: </text:span></text:span><text:span text:style-name="T3">Kiracı, </text:span><text:span text:style-name="T34">yazı</text:span><text:span text:style-name="T3">lı rıza olmadıkça, kiralananı kısmen veya tamamen, gerçek ve/veya tüzel kişilere devredemez, terk edemez, kullandıramaz, alt kira yolu ile kiraya veremez. </text:span></text:p>
      <text:p text:style-name="P15"><text:span text:style-name="Strong_20_Emphasis"><text:span text:style-name="T3">Madde 9- SÖZLEŞMENİN FESHİ, </text:span></text:span><text:span text:style-name="Strong_20_Emphasis"><text:span text:style-name="T29">ERKEN TAHLİYE</text:span></text:span><text:span text:style-name="Strong_20_Emphasis"><text:span text:style-name="T3"> </text:span></text:span></text:p>
      <text:p text:style-name="P15"><text:span text:style-name="Strong_20_Emphasis"><text:span text:style-name="T3">9.1.</text:span></text:span><text:span text:style-name="T3"> Kiracı sözleşmeyi 3 ay önceden noter marifeti ile fesih ihbarının yapılması şartı ile kiralananı tahliye edebilir. Kiracı, sözleşme süresi bitmeden kiralananı </text:span><text:span text:style-name="T29">ihtarsız </text:span><text:span text:style-name="T3">tahliye etmesi halinde, kira sözleşmesinden doğan borçları </text:span><text:span text:style-name="T30">devam ede</text:span><text:span text:style-name="T29">r</text:span><text:span text:style-name="T30">.</text:span><text:span text:style-name="T3"> </text:span><text:span text:style-name="T29">Bu durumda </text:span><text:span text:style-name="T3">kira bedellerini hiçbir ihtara gerek kalmadan ödeyecektir. </text:span><text:span text:style-name="T31">Kiracı sözleşmede belirtilen şartlarda, kiralananı kullanmasa bile, kira borcunu ödemekle yükümlüdür.</text:span><text:span text:style-name="T30"> Bu gibi durumlarda kiracı, kiralananı başkasına devredemez. Kiraya veren, k</text:span><text:span text:style-name="T3">iralananın </text:span><text:span text:style-name="T32">güncel</text:span><text:span text:style-name="T3"> koşullarla kiraya verilebileceği </text:span><text:span text:style-name="T30">yeni bir kiracı bulması </text:span><text:span text:style-name="T3">h</text:span><text:span text:style-name="T31">a</text:span><text:span text:style-name="T3">linde, kiracının kira sözleşmesinden doğan borçları sona erer. <text:s/></text:span></text:p>
      <text:p text:style-name="P15"><text:span text:style-name="Strong_20_Emphasis"><text:span text:style-name="T3">9.2. </text:span></text:span><text:span text:style-name="T3">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15"><text:span text:style-name="Strong_20_Emphasis"><text:span text:style-name="T3">9.3.</text:span></text:span><text:span text:style-name="T3"> Kiracı Borçlar Kanunu’nun öngördüğü herhangi bir tahliye sebebi gerçekleştiği halde </text:span><text:span text:style-name="T28">ve/</text:span><text:span text:style-name="T23">ve</text:span><text:span text:style-name="T28">ya</text:span><text:span text:style-name="T23"> işbu sözleşmeye bağlı olarak</text:span><text:span text:style-name="T3">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11440540791919" text:continue-numbering="true" text:style-name="WWNum3">
        <text:list-header>
          <text:p text:style-name="P17"><text:span text:style-name="T112">9.4.</text:span><text:span text:style-name="T111"> </text:span><text:span text:style-name="T165">İşbu sözleşmenin herhangi bir maddesinin ihlali ile </text:span><text:span text:style-name="T174">sözleşme</text:span><text:span text:style-name="T175"> hakları saklı kalmak şartıyla,</text:span><text:span text:style-name="T165"> sözleşme fes</text:span><text:span text:style-name="T176">i</text:span><text:span text:style-name="T165">h edilir ve kiracı mecuru hiçbir ihtara gerek kalmadan boşaltma</text:span><text:span text:style-name="T177">yı kabul ve taahhüt etmiştir.</text:span></text:p>
        </text:list-header>
      </text:list>
      <text:p text:style-name="P5"><text:span text:style-name="T120">MADDE </text:span><text:span text:style-name="T128">1</text:span><text:span text:style-name="T129">0</text:span><text:span text:style-name="T130"> -</text:span><text:span text:style-name="T131"> </text:span><text:span text:style-name="T157">Kiracının iflası </text:span><text:span text:style-name="T158">ve ölümü : </text:span>Kiracı iflas eder <text:span text:style-name="T283">veya</text:span> <text:s/>öl<text:span text:style-name="T283">ürse, ö</text:span>len kiracının <text:span text:style-name="T284">mirasçıları ve </text:span>ortakları veya bu ortakların aynı meslek ve sanatı yürüten mirasçıları <text:span text:style-name="T285"><text:s/>kiranın devam etmesine yönelik istekleri, bu sözleşmeye bağlı olarak geçersizdir. </text:span><text:span text:style-name="T150">Kiracının ölümü ile bu sözleşmedeki </text:span><text:span text:style-name="T148">“Kiralananın sözleşmenin bitiminden önce geri verilmesi” </text:span><text:span text:style-name="T150">maddesinde belirtilen şartlar uygulanır. </text:span><text:span text:style-name="T285">Kiraya veren, mirasçılarla yeni bir sözleşme yapma hakkını tek taraflı olarak kullanabilir. </text:span><text:span text:style-name="T321">Y</text:span><text:span text:style-name="T285">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286">e</text:span><text:span text:style-name="T285"> teslim edilir. Kira sözleşmesi tek taraflı olarak fesh edilir.</text:span></text:p>
      <text:p text:style-name="P5"><text:span text:style-name="T120">MADDE </text:span><text:span text:style-name="T128">1</text:span><text:span text:style-name="T129">1 - </text:span><text:span text:style-name="T159">Kiralananın geri verilmesi</text:span><text:span text:style-name="T120"> <text:tab/>:</text:span><text:span text:style-name="T202"> “</text:span><text:span text:style-name="T151">Kiralananda yenilik ve değişiklik yapılması“ </text:span><text:span text:style-name="T152">maddesinde belirtilen hususlar saklı kalmak kaydıyla, k</text:span>iracı kiralananı ne durumda teslim almışsa, kira sözleşmesinin bitiminde o durumda geri vermekle yükümlüdür. <text:span text:style-name="T206">Kiralanan</text:span><text:span text:style-name="T212">ın</text:span><text:span text:style-name="T206">, kiracının isteği ile boşaltılması durumunda, mecur, taraflar arasında yapılan bir teslim tutanağı ile geri verilecektir. Teslim tutanağının düzenlenmemesi, kiranın devam ettiğini gösterir.</text:span> Kiracı, sözleşme sona er<text:span text:style-name="T306">se dahi</text:span>, sözleşmeye aykırı kullanmadan doğacak zararları giderme<text:span text:style-name="T287">kle yükümlüdür.</text:span> </text:p>
      <text:p text:style-name="P5"><text:span text:style-name="T120">MADDE </text:span><text:span text:style-name="T128">1</text:span><text:span text:style-name="T129">2</text:span><text:span text:style-name="T131"> - </text:span><text:span text:style-name="T132">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22"><text:span text:style-name="T165">ayıpların varlığı hâlinde, kiracının sorumluluğu devam eder. Kiraya veren, bu tür eksiklikleri ve ayıpları belirlediğinde, kiracıya hemen yazılı olarak bildirmek zorundadır. <text:s/></text:span></text:p>
      <text:p text:style-name="P28"><text:span text:style-name="T134">MADDE </text:span><text:span text:style-name="T129">13 -</text:span><text:span text:style-name="T134"> </text:span><text:span text:style-name="T133">Tahliye : </text:span><text:span text:style-name="T309">Önceki yıl yapılan sözleşmenin devamı niteliğinde olan </text:span><text:span text:style-name="T133"><text:s/></text:span><text:span text:style-name="T140">i</text:span><text:span text:style-name="T310">şbu sözleşme ile kiracı halen tahtı icarında bulunan taşınmazı; sözleşme bitim </text:span><text:span text:style-name="T311">tarih</text:span><text:span text:style-name="T310">inde</text:span><text:span text:style-name="T311">, </text:span><text:span text:style-name="T310">işbu </text:span><text:span text:style-name="T311">sözleşme</text:span><text:span text:style-name="T312">nin</text:span><text:span text:style-name="T311"> şartlarına bağlı kalarak, </text:span><text:span text:style-name="T313"><text:s/></text:span><text:span text:style-name="T310">hiçbir </text:span></text:p>
      <text:p text:style-name="P28"><text:span text:style-name="T310">kanuni merasime, ihtar ve protesto keşidesine, cevap itasına, tebliğ ve tebellüğe, </text:span><text:span text:style-name="T314">herhangi bir ihtar ve hiçbir</text:span></text:p>
      <text:list xml:id="list111440892927647" text:continue-numbering="true" text:style-name="WWNum3">
        <text:list-header>
          <text:p text:style-name="P27"><text:span text:style-name="T314">hüküm istihsaline ve mahkemeden ilam almaya hacet kalmaksızın</text:span><text:span text:style-name="T310"> kayıtsız ve şartsız olarak boşaltmayı </text:span><text:span text:style-name="T314">kesin olarak, </text:span><text:span text:style-name="T315">hür irade</text:span><text:span text:style-name="T316">siyle</text:span><text:span text:style-name="T314"> beyan, kabul ve taahhüt e</text:span><text:span text:style-name="T316">tmiştir. </text:span><text:span text:style-name="T310">Gününde tahliye edemediği </text:span><text:span text:style-name="T322">veya </text:span><text:span text:style-name="T310">etmediği takdirde, Kiracı tahliye hakkının doğduğu tarihten itibaren geçen her gün için aylık kira bedelinin % 10’u oranında cezai şart ödemeyi ayrıca kabul ve taahhüt eder.</text:span><text:span text:style-name="T323"> </text:span><text:span text:style-name="T269">K</text:span><text:span text:style-name="T310">iraya veren veya yetkili kanuni vekili tarafından aleyhi</text:span><text:span text:style-name="T324">n</text:span><text:span text:style-name="T310">e </text:span></text:p>
          <text:p text:style-name="P26">KİRAYA VEREN<text:tab/><text:tab/><text:tab/><text:tab/><text:tab/>KİRACI<text:tab/><text:tab/><text:tab/><text:tab/><text:tab/>ŞAHİT</text:p>
        </text:list-header>
      </text:list>
      <text:p text:style-name="P5"><text:span text:style-name="T223"><text:tab/><text:tab/><text:tab/><text:tab/><text:tab/><text:tab/></text:span><text:span text:style-name="T242">Merdal KİPEL</text:span><text:span text:style-name="T237"><text:tab/><text:tab/><text:tab/><text:tab/> <text:tab/><text:tab/></text:span><text:span text:style-name="T243"><text:tab/><text:tab/><text:tab/><text:tab/><text:tab/><text:tab/></text:span><text:span text:style-name="T244">246 3555 1720<text:tab/><text:tab/><text:tab/><text:tab/><text:tab/> <text:s text:c="17"/></text:span><text:span text:style-name="T245">3/</text:span><text:span text:style-name="T246">4</text:span></text:p>
      <text:list xml:id="list111440863232511" text:continue-numbering="true" text:style-name="WWNum3">
        <text:list-header>
          <text:p text:style-name="P17"><text:soft-page-break/><text:span text:style-name="T179">yapılacak, her türlü icra takibatı, mahkeme masrafları, avukatlık ücretleri ve benzeri tüm ücretlerinde tamamen </text:span><text:span text:style-name="T178">kiracı </text:span><text:span text:style-name="T187">veya şahit</text:span><text:span text:style-name="T178"> </text:span><text:span text:style-name="T182">tarafından;</text:span><text:span text:style-name="T179"> </text:span><text:span text:style-name="T178">kiracı tüzel kişilik ise, firma imza yetkilisi şahıs </text:span><text:span text:style-name="T179">şahs</text:span><text:span text:style-name="T178">en kendisi</text:span><text:span text:style-name="T179"> tarafından karşılanacağını şimdiden <text:s/>kabul,</text:span><text:span text:style-name="T180"> beyan</text:span><text:span text:style-name="T179"> ve taahhüt e</text:span><text:span text:style-name="T181">tmiştir</text:span><text:span text:style-name="T179">. </text:span></text:p>
        </text:list-header>
      </text:list>
      <text:p text:style-name="P15"><text:span text:style-name="Strong_20_Emphasis"><text:span text:style-name="T3">Madde 1</text:span></text:span><text:span text:style-name="Strong_20_Emphasis"><text:span text:style-name="T23">4 </text:span></text:span><text:span text:style-name="Strong_20_Emphasis"><text:span text:style-name="T3">- TEBLİGAT ADRESİ <text:s text:c="25"/></text:span></text:span></text:p>
      <text:p text:style-name="P5">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15"><text:span text:style-name="Strong_20_Emphasis"><text:span text:style-name="T3">Madde 1</text:span></text:span><text:span text:style-name="Strong_20_Emphasis"><text:span text:style-name="T23">5</text:span></text:span><text:span text:style-name="Strong_20_Emphasis"><text:span text:style-name="T3">- SÖZLEŞMENİN BÜTÜNLÜĞÜ</text:span></text:span></text:p>
      <text:p text:style-name="P15"><text:span text:style-name="Strong_20_Emphasis"><text:span text:style-name="T3">1</text:span></text:span><text:span text:style-name="Strong_20_Emphasis"><text:span text:style-name="T23">5</text:span></text:span><text:span text:style-name="Strong_20_Emphasis"><text:span text:style-name="T3">.1.</text:span></text:span><text:span text:style-name="T3"> <text:s text:c="3"/>Bu sözleşme, </text:span><text:span text:style-name="T33">süre bitiminde</text:span><text:span text:style-name="T3"> taraflarca mutabakata varılıp </text:span><text:span text:style-name="T33">tadil</text:span><text:span text:style-name="T3"> edil</text:span><text:span text:style-name="T33">ebilir</text:span><text:span text:style-name="T3">.</text:span></text:p>
      <text:p text:style-name="P15"><text:span text:style-name="Strong_20_Emphasis"><text:span text:style-name="T3">1</text:span></text:span><text:span text:style-name="Strong_20_Emphasis"><text:span text:style-name="T23">5</text:span></text:span><text:span text:style-name="Strong_20_Emphasis"><text:span text:style-name="T3">.2.</text:span></text:span><text:span text:style-name="T3"> <text:s text:c="3"/>İşbu sözleşmenin herhangi bir hükmünün taraflara sağlanmış olduğu haklardan ilgili taraf açıkça ve de yazılı olarak vazgeçmediği sürece o hakkı kullanmaktan vazgeçtiği anlamına gelmez.</text:span></text:p>
      <text:p text:style-name="P15"><text:span text:style-name="Strong_20_Emphasis"><text:span text:style-name="T3">1</text:span></text:span><text:span text:style-name="Strong_20_Emphasis"><text:span text:style-name="T23">5</text:span></text:span><text:span text:style-name="Strong_20_Emphasis"><text:span text:style-name="T3">.3.</text:span></text:span><text:span text:style-name="T3"> <text:s text:c="3"/>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15"><text:span text:style-name="Strong_20_Emphasis"><text:span text:style-name="T3">Madde 1</text:span></text:span><text:span text:style-name="Strong_20_Emphasis"><text:span text:style-name="T23">6 </text:span></text:span><text:span text:style-name="Strong_20_Emphasis"><text:span text:style-name="T3">- MÜCBİR SEBEP</text:span></text:span></text:p>
      <text:p text:style-name="P5">Deprem veya ülkenin dahil olduğu savaşın mücbir sebep kabul edilebilmesi ancak Bayındırlık ve İskan Bakanlığı tarafından bu hususun mücbir sebep olarak ilan edilmesi halinde mümkündür. B<text:span text:style-name="T306">unun</text:span> dışındaki hiçbir hal, mücbir sebep ve beklenmeyen durum olarak kabul edilme<text:span text:style-name="T306">z</text:span>. Taşınmazda meydana gelebilecek yangın, su basması, tahribat vb. hallerden doğan zarar ve ziyan kiracı tarafından tazmin edilecektir.</text:p>
      <text:p text:style-name="P15"><text:span text:style-name="Strong_20_Emphasis"><text:span text:style-name="T3">Madde 1</text:span></text:span><text:span text:style-name="Strong_20_Emphasis"><text:span text:style-name="T23">7 </text:span></text:span><text:span text:style-name="Strong_20_Emphasis"><text:span text:style-name="T3">- DELİL SÖZLEŞMESİ</text:span></text:span></text:p>
      <text:p text:style-name="P5">İşbu sözleşmenin imzalanmasından sonra taraflar arasında haberleşmede kullanılan e-posta, faks ve sair her türlü bildirimler, rapor, <text:span text:style-name="T307">whatsup</text:span>, mesajları ve banka kayıt ve belgeleri, taraflarca düzenlenen belgeler Hukuk Muhakemeleri Kanunu’nun ilgili maddesi uyarınca taraflar arasında münhasır ve kesin delil teşkil eder.</text:p>
      <text:list xml:id="list111441249988829" text:continue-numbering="true" text:style-name="WWNum3">
        <text:list-header>
          <text:p text:style-name="P17"><text:span text:style-name="T120">MADDE </text:span><text:span text:style-name="T129">18</text:span><text:span text:style-name="T130"> -</text:span><text:span text:style-name="T134"> </text:span><text:span text:style-name="T135">Ş</text:span><text:span text:style-name="T136">AHİT</text:span><text:span text:style-name="T137"> :</text:span><text:span text:style-name="T288"> </text:span><text:span text:style-name="T289">Şahit</text:span><text:span text:style-name="T288">, sözleşmeyi imzalayan kişinin, </text:span><text:span text:style-name="T290">s</text:span><text:span text:style-name="T288">özleşmede adı geçen kişi olduğuna şahitlik ettiğini kabul ve beyan e</text:span><text:span text:style-name="T291">tmiştir.</text:span><text:span text:style-name="T288"> </text:span><text:span text:style-name="T292">K</text:span><text:span text:style-name="T69">iracı tüzel bir kişilik ise firma imza yetkilisi şahsen </text:span><text:span text:style-name="T292">şahittir ve</text:span><text:span text:style-name="T69"> </text:span>bu sözleşmeye attığı imza ile, sözleşme şartlarına uyulmaması <text:span text:style-name="T293">ve/veya bu sözleşmeyle bağlantılı tahliye taahhütnamesi vb. belgeler</text:span> ile ortaya çıkabilecek her türlü maddi ve manevi zararların karşılanması hususunda, <text:span text:style-name="T292">tüzel kişilik olan </text:span><text:span text:style-name="T294">kiracı ile</text:span> müteselsilen sorumlu <text:span text:style-name="T294">ve kefil</text:span> olduğunu kabul ve beyan etmiştir. </text:p>
        </text:list-header>
      </text:list>
      <text:p text:style-name="P15"><text:span text:style-name="Strong_20_Emphasis"><text:span text:style-name="T3">Madde 1</text:span></text:span><text:span text:style-name="Strong_20_Emphasis"><text:span text:style-name="T33">9</text:span></text:span><text:span text:style-name="Strong_20_Emphasis"><text:span text:style-name="T3"> - YETKİLİ MAHKEME</text:span></text:span></text:p>
      <text:p text:style-name="P5">İşbu sözleşmenin uygulanmasından doğacak uyuşmazlıkların çözümü için <text:span text:style-name="T295">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39"><text:span text:style-name="Strong_20_Emphasis"><text:span text:style-name="T3">MADDE </text:span></text:span><text:span text:style-name="Strong_20_Emphasis"><text:span text:style-name="T33">2</text:span></text:span><text:span text:style-name="Strong_20_Emphasis"><text:span text:style-name="T42">0</text:span></text:span><text:span text:style-name="Strong_20_Emphasis"><text:span text:style-name="T23"> –</text:span></text:span><text:span text:style-name="Strong_20_Emphasis"><text:span text:style-name="T3"> </text:span></text:span><text:span text:style-name="Strong_20_Emphasis"><text:span text:style-name="T42">ÖZEL ŞARTLAR</text:span></text:span></text:p>
      <text:p text:style-name="P22"><text:span text:style-name="Strong_20_Emphasis"><text:span text:style-name="T183">Kiracı </text:span></text:span><text:span text:style-name="Strong_20_Emphasis"><text:span text:style-name="T188">iş yer</text:span></text:span><text:span text:style-name="Strong_20_Emphasis"><text:span text:style-name="T184">inde </text:span></text:span><text:span text:style-name="Strong_20_Emphasis"><text:span text:style-name="T113">iş makinesi </text:span></text:span><text:span text:style-name="Strong_20_Emphasis"><text:span text:style-name="T117">tamiri</text:span></text:span><text:span text:style-name="Strong_20_Emphasis"><text:span text:style-name="T113"> yaptığı için</text:span></text:span><text:span text:style-name="Strong_20_Emphasis"><text:span text:style-name="T183">, kira bitiminde </text:span></text:span><text:span text:style-name="Strong_20_Emphasis"><text:span text:style-name="T185">mecurun taban betonu, çatı </text:span></text:span><text:span text:style-name="Strong_20_Emphasis"><text:span text:style-name="T188">ve</text:span></text:span><text:span text:style-name="Strong_20_Emphasis"><text:span text:style-name="T185"> yan duvarlar </text:span></text:span><text:span text:style-name="Strong_20_Emphasis"><text:span text:style-name="T188">vb.</text:span></text:span><text:span text:style-name="Strong_20_Emphasis"><text:span text:style-name="T185"> <text:s/></text:span></text:span><text:span text:style-name="Strong_20_Emphasis"><text:span text:style-name="T188"><text:s/></text:span></text:span><text:span text:style-name="Strong_20_Emphasis"><text:span text:style-name="T184">hasar verdiği bölümleri aynı şekliyle eski haline getireceğini</text:span></text:span><text:span text:style-name="Strong_20_Emphasis"><text:span text:style-name="T183"> </text:span></text:span><text:span text:style-name="Strong_20_Emphasis"><text:span text:style-name="T185">peşinen kabul ve</text:span></text:span><text:span text:style-name="Strong_20_Emphasis"><text:span text:style-name="T183"> taahhüt etmiştir. </text:span></text:span><text:span text:style-name="Strong_20_Emphasis"><text:span text:style-name="T188">Kira bitiminde onarım, bedeli kiracı tarafından ödenmek üzere, kiraya veren tarafından yaptırılır.</text:span></text:span><text:span text:style-name="Strong_20_Emphasis"><text:span text:style-name="T183"> </text:span></text:span><text:span text:style-name="Strong_20_Emphasis"><text:span text:style-name="T188">Kiralananda i</text:span></text:span><text:span text:style-name="Strong_20_Emphasis"><text:span text:style-name="T189">ş makine </text:span></text:span><text:span text:style-name="Strong_20_Emphasis"><text:span text:style-name="T188">bakım ve onarım işlerine</text:span></text:span><text:span text:style-name="Strong_20_Emphasis"><text:span text:style-name="T184">,</text:span></text:span><text:span text:style-name="Strong_20_Emphasis"><text:span text:style-name="T189"> bu şartlar dahilinde, kiraya veren tarafından izin verilmiştir.</text:span></text:span></text:p>
      <text:p text:style-name="P15"><text:span text:style-name="Strong_20_Emphasis"><text:span text:style-name="T3">MADDE </text:span></text:span><text:span text:style-name="Strong_20_Emphasis"><text:span text:style-name="T33">2</text:span></text:span><text:span text:style-name="Strong_20_Emphasis"><text:span text:style-name="T42">1</text:span></text:span><text:span text:style-name="Strong_20_Emphasis"><text:span text:style-name="T23"> </text:span></text:span><text:span text:style-name="Strong_20_Emphasis"><text:span text:style-name="T3">- YÜRÜRLÜK</text:span></text:span></text:p>
      <text:p text:style-name="P5"><text:span text:style-name="T295">1</text:span> nüsha <text:span text:style-name="T296">2</text:span><text:span text:style-name="T308">1</text:span> madde ve <text:span text:style-name="T269">4</text:span> sayfadan ibaret işbu kira sözleşmesi tarafların karşılıklı anlaşması ile imza altına alınmıştır <text:span text:style-name="T296">ve kiracıya bir nüsha fotokopi verilmiştir.</text:span></text:p>
      <text:p text:style-name="P5"><text:span text:style-name="T70"><text:tab/>İşbu akitteki bilgilerin doğruluğunu ve sözleşmenin tüm şartlarına uyacağımı peşinen kabul ettiğimi, </text:span><text:span text:style-name="T77">akiti oku</text:span><text:span text:style-name="T78">duktan sonra</text:span><text:span text:style-name="T77"> hür irademle imzaladığımı,</text:span><text:span text:style-name="T70"> beyan, </text:span><text:span text:style-name="T79">kabul</text:span><text:span text:style-name="T70"> ve taahhüt ederim.</text:span></text:p>
      <text:p text:style-name="P15"/>
      <text:p text:style-name="P15"/>
      <text:p text:style-name="P15"/>
      <text:p text:style-name="P15"/>
      <text:list xml:id="list111441628591659" text:continue-numbering="true" text:style-name="WWNum3">
        <text:list-header>
          <text:p text:style-name="P26">KİRAYA VEREN<text:tab/><text:tab/><text:tab/><text:tab/><text:tab/>KİRACI<text:tab/><text:tab/><text:tab/><text:tab/><text:tab/>ŞAHİT</text:p>
        </text:list-header>
      </text:list>
      <text:p text:style-name="P5"><text:span text:style-name="T238"><text:tab/><text:tab/><text:tab/><text:tab/><text:tab/><text:tab/></text:span><text:span text:style-name="T242">Merdal KİPEL</text:span><text:span text:style-name="T237"><text:tab/><text:tab/><text:tab/><text:tab/> <text:tab/><text:tab/></text:span><text:span text:style-name="T243"><text:tab/><text:tab/><text:tab/><text:tab/><text:tab/><text:tab/></text:span><text:span text:style-name="T244">246 3555 1720<text:tab/><text:tab/><text:tab/><text:tab/><text:tab/> <text:s text:c="17"/></text:span><text:span text:style-name="T245">4/4</text:span></text:p>
      <text:list xml:id="list111440986995762" text:continue-numbering="true" text:style-name="WWNum3">
        <text:list-header>
          <text:p text:style-name="P29"/>
        </text:list-header>
      </text:list>
      <text:p text:style-name="P5"><text:tab/><text:tab/> <text:s/></text:p>
      <text:p text:style-name="P5"/>
      <text:p text:style-name="P5"><text:soft-page-break/></text:p>
      <text:p text:style-name="P5"/>
      <text:p text:style-name="P5"/>
      <text:p text:style-name="P5"/>
      <text:p text:style-name="P6">TAHLİYE TAAHHÜTNAMESİ</text:p>
      <text:p text:style-name="P5"/>
      <text:p text:style-name="P5"><text:span text:style-name="T70"><text:tab/>Halen tahtı icarımda bulunan, kiraya vereni ve özellikleri aşağıda belirtilen taşınmazı; </text:span><text:span text:style-name="T80">tahliye etmeyi taahhüt ettiğim tarih</text:span><text:span text:style-name="T81">te</text:span><text:span text:style-name="T80">, </text:span><text:span text:style-name="T81">aşağıda </text:span><text:span text:style-name="T80">tarih </text:span><text:span text:style-name="T81">ve</text:span><text:span text:style-name="T80"> sayı</text:span><text:span text:style-name="T82">sı </text:span><text:span text:style-name="T81">belirtilen </text:span><text:span text:style-name="T80">kira sözleşme</text:span><text:span text:style-name="T82">sinin</text:span><text:span text:style-name="T80"> şartlarına bağlı kalarak, </text:span><text:span text:style-name="T83"><text:s/></text:span><text:span text:style-name="T70">hiçbir kanuni merasime, ihtar ve protesto keşidesine, cevap itasına, tebliğ ve tebellüğe, </text:span><text:span text:style-name="T92">herhangi bir ihtar ve hiçbir hüküm istihsaline ve mahkemeden ilam almaya hacet kalmaksızın</text:span><text:span text:style-name="T70"> kayıtsız ve şartsız olarak boşaltmayı </text:span><text:span text:style-name="T92">kesin olarak, </text:span><text:span text:style-name="T93">hür irademle</text:span><text:span text:style-name="T92"> beyan, kabul ve taahhüt ed</text:span><text:span text:style-name="T94">iyorum</text:span><text:span text:style-name="T92">.</text:span></text:p>
      <text:p text:style-name="P5"/>
      <text:p text:style-name="P5"><text:span text:style-name="T70"><text:tab/>Gününde tahliye edemediğim </text:span><text:span text:style-name="T84">veya </text:span><text:span text:style-name="T70">etmediğim takdirde, </text:span><text:span text:style-name="T71">geçen her gün için, yıllık kira bedelinin yüzde </text:span><text:span text:style-name="T85">biri</text:span><text:span text:style-name="T71"> oranında </text:span><text:span text:style-name="T85">(%1)</text:span><text:span text:style-name="T71"> </text:span><text:span text:style-name="T80">günlük </text:span><text:span text:style-name="T71">ceza bedeli ödemeyi, </text:span><text:span text:style-name="T70">kiraya veren veya yetkili kanuni vekili tarafından aleyhime yapılacak, her türlü icra takibatı, mahkeme masrafları, avukatlık ücretleri ve benzeri tüm ücretlerinde tamamen şahsım tarafından karşılanacağını şimdiden <text:s/>kabul,</text:span><text:span text:style-name="T84"> beyan</text:span><text:span text:style-name="T70"> ve taahhüt ediyorum. İşbu taahhütname</text:span><text:span text:style-name="T86">yi</text:span><text:span text:style-name="T70"> </text:span><text:span text:style-name="T82">hür</text:span><text:span text:style-name="T70"> irademle </text:span><text:span text:style-name="T82">okudum ve</text:span><text:span text:style-name="T70"> imza</text:span><text:span text:style-name="T86">lıyorum</text:span><text:span text:style-name="T70">. </text:span></text:p>
      <text:p text:style-name="P5"/>
      <text:p text:style-name="P5">TAHLİYE EDİLECEK YERİN</text:p>
      <text:p text:style-name="P5">Adresi<text:tab/>: <text:s/></text:p>
      <text:p text:style-name="P5"/>
      <text:p text:style-name="P5"><text:span text:style-name="T197">İlgili </text:span><text:span text:style-name="T198">Kira </text:span><text:span text:style-name="T199">Sözleşme</text:span><text:span text:style-name="T198">si</text:span><text:span text:style-name="T199"> Tarihi, <text:s/></text:span><text:span text:style-name="T200">No <text:s/></text:span><text:span text:style-name="T199"><text:tab/>:<text:tab/></text:span></text:p>
      <text:p text:style-name="P5"/>
      <text:p text:style-name="P5"><text:span text:style-name="T199">T</text:span><text:span text:style-name="T196">aah</text:span><text:span text:style-name="T201">h</text:span><text:span text:style-name="T196">üdün imzalandığı tarih<text:tab/>:</text:span></text:p>
      <text:p text:style-name="P5"/>
      <text:p text:style-name="P5">Mecurun tahliye <text:span text:style-name="T297">e</text:span>dileceği taahhüt edilen tarih<text:tab/>:</text:p>
      <text:p text:style-name="P5"/>
      <text:p text:style-name="P5"/>
      <text:p text:style-name="P5">Kiracı<text:tab/></text:p>
      <text:p text:style-name="P9"><text:span text:style-name="T221">Adı Soyadı</text:span><text:span text:style-name="T247"><text:tab/>: </text:span><text:span text:style-name="T266">Merdal KİPEL</text:span><text:span text:style-name="T250"><text:tab/><text:tab/><text:tab/></text:span><text:span text:style-name="T222">T</text:span><text:span text:style-name="T221">C Kimlik No</text:span><text:span text:style-name="T247"><text:tab/>: </text:span><text:span text:style-name="T266">246 3555 1720</text:span></text:p>
      <text:p text:style-name="P2"><text:span text:style-name="T60">Tebligat </text:span><text:span text:style-name="T58">Adres</text:span><text:span text:style-name="T70"><text:tab/>:</text:span><text:span text:style-name="T88"> </text:span><text:span text:style-name="T115">Akarçay Görümlü Kasabası Atatürk Mah. Festival Sokak ALMUS TOKAT</text:span></text:p>
      <text:p text:style-name="P4"><text:span text:style-name="T44">Telefon No</text:span><text:span text:style-name="T277"><text:tab/>: </text:span><text:span text:style-name="T138">0538 027 30 7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 <text:s text:c="14"/></text:p>
      <text:p text:style-name="P6"/>
      <text:p text:style-name="P6"/>
      <text:p text:style-name="P6"><text:soft-page-break/></text:p>
      <text:p text:style-name="P6"/>
      <text:p text:style-name="P6"/>
      <text:p text:style-name="P6"/>
      <text:p text:style-name="P6"/>
      <text:p text:style-name="P6">KİRA FESİH SÖZLEŞMESİ</text:p>
      <text:p text:style-name="P5"/>
      <text:p text:style-name="P5"><text:span text:style-name="T70"><text:tab/></text:span><text:span text:style-name="T87">A</text:span><text:span text:style-name="T81">şağıda </text:span><text:span text:style-name="T80">tarih </text:span><text:span text:style-name="T81">ve</text:span><text:span text:style-name="T80"> sayı</text:span><text:span text:style-name="T82">sı </text:span><text:span text:style-name="T81">belirtilen </text:span><text:span text:style-name="T80">kira sözleşme</text:span><text:span text:style-name="T82">si</text:span><text:span text:style-name="T87">ni tek taraflı olarak fesh ediyorum. Sözleşme şartları ile t</text:span><text:span text:style-name="T70">ahtı icarımda bulunan taşınmazı; </text:span><text:span text:style-name="T87">belirtilen tarihte,</text:span><text:span text:style-name="T80"> </text:span><text:span text:style-name="T81">belirtilen </text:span><text:span text:style-name="T80">kira sözleşme</text:span><text:span text:style-name="T82">sinin</text:span><text:span text:style-name="T80"> şartlarına bağlı kalarak </text:span><text:span text:style-name="T95">tahliye ettim.</text:span></text:p>
      <text:p text:style-name="P5"/>
      <text:p text:style-name="P5"><text:span text:style-name="T2">FESH</text:span><text:span text:style-name="T1"> EDİLE</text:span><text:span text:style-name="T2">N</text:span><text:span text:style-name="T1"> </text:span><text:span text:style-name="T2">SÖZLEŞMENİN</text:span></text:p>
      <text:p text:style-name="P5"/>
      <text:p text:style-name="P5"><text:span text:style-name="T96">Tarihi, <text:s/></text:span><text:span text:style-name="T97">No</text:span><text:span text:style-name="T96"><text:tab/><text:tab/><text:tab/><text:tab/>:<text:tab/></text:span></text:p>
      <text:p text:style-name="P5">Mecurun tahliye Edil<text:span text:style-name="T298">diği </text:span>tarih<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iracı<text:tab/></text:p>
      <text:p text:style-name="P9"><text:span text:style-name="T221">Adı Soyadı</text:span><text:span text:style-name="T247"><text:tab/>: </text:span><text:span text:style-name="T266">Merdal KİPEL</text:span><text:span text:style-name="T250"><text:tab/><text:tab/><text:tab/></text:span><text:span text:style-name="T222">T</text:span><text:span text:style-name="T221">C Kimlik No</text:span><text:span text:style-name="T247"><text:tab/>: </text:span><text:span text:style-name="T266">246 3555 1720</text:span></text:p>
      <text:p text:style-name="P2"><text:span text:style-name="T60">Tebligat </text:span><text:span text:style-name="T58">Adres</text:span><text:span text:style-name="T70"><text:tab/>:</text:span><text:span text:style-name="T88"> </text:span><text:span text:style-name="T115">Akarçay Görümlü Kasabası Atatürk Mah. Festival Sokak ALMUS TOKAT</text:span></text:p>
      <text:p text:style-name="P4"><text:span text:style-name="T44">Telefon No</text:span><text:span text:style-name="T277"><text:tab/>: </text:span><text:span text:style-name="T138">0538 027 30 78</text:span></text:p>
      <text:p text:style-name="P5"/>
      <text:p text:style-name="P5"/>
      <text:p text:style-name="P5"/>
      <text:p text:style-name="P5"/>
      <text:p text:style-name="P5"/>
      <text:p text:style-name="P5"/>
      <text:p text:style-name="P5"/>
      <text:p text:style-name="P5"/>
      <text:p text:style-name="P5"/>
      <text:p text:style-name="P5"/>
      <text:p text:style-name="P13"><text:soft-page-break/><text:span text:style-name="T299">E</text:span>lektrik <text:span text:style-name="T317">Ortak </text:span>Kullanım Sözleşmesi</text:p>
      <text:p text:style-name="P24"><text:span text:style-name="T142">S</text:span><text:span text:style-name="T141">özleşme Konusu</text:span><text:span text:style-name="T202"><text:tab/></text:span></text:p>
      <text:list xml:id="list3800990369" text:style-name="L1">
        <text:list-item>
          <text:p text:style-name="P31"><text:span text:style-name="T202">İşbu sözleşme </text:span><text:span text:style-name="T213">kiralananda,</text:span><text:span text:style-name="T202"> taraflarca elektrik kullanım şartları üzerine, anlaşılarak imzalanmıştır. </text:span><text:span text:style-name="T209">Mecurda bulunan </text:span><text:span text:style-name="T215">Reaktif</text:span><text:span text:style-name="T202"> </text:span><text:span text:style-name="T215">Ana</text:span><text:span text:style-name="T209"> </text:span><text:span text:style-name="T215">P</text:span><text:span text:style-name="T209">ano ve elektrik tesisatı, </text:span><text:span text:style-name="T214">tüm kullananlar</text:span><text:span text:style-name="T209"> tarafından, </text:span><text:span text:style-name="T212">arıza ve bakım masraflarına ortak olma şartıyla,</text:span><text:span text:style-name="T209"> ücretsiz olarak kullanılacaktır.</text:span></text:p>
        </text:list-item>
        <text:list-item>
          <text:p text:style-name="P30">Mevcut binada tek abone bulunmaktadır ve <text:span text:style-name="T319">elektrik dairesinin yeni abone vermemesi nedeniyle, </text:span>tüm kiracılar, <text:span text:style-name="T252">kiraya verene ait abone </text:span><text:span text:style-name="T253">ve pano</text:span><text:span text:style-name="T252"> üzerinden elektrik kullanımı sağlayacaktır.</text:span><text:span text:style-name="T262"> </text:span><text:span text:style-name="T264">İşbu sözleşme kira sözleşmesinin ekidir.</text:span></text:p>
          <text:p text:style-name="P18"><text:span text:style-name="T267">Elektrik Bedeli</text:span></text:p>
        </text:list-item>
        <text:list-item>
          <text:p text:style-name="P18"><text:span text:style-name="T259">K</text:span><text:span text:style-name="T254">iracının </text:span><text:span text:style-name="T252">aylık elektrik tüketiminin </text:span><text:span text:style-name="T254">belirlen</text:span><text:span text:style-name="T255">ebil</text:span><text:span text:style-name="T254">mesi</text:span><text:span text:style-name="T252"> için, bir süzme sayaç takılacak ve kullanım miktarları kayıt altına alınacaktır.</text:span></text:p>
        </text:list-item>
        <text:list-item>
          <text:p text:style-name="P35"><text:span text:style-name="T252">Elektrik dairesi tarafından belirlenen aylık bedel, kiracı sayaçlarından okunan yazarlara göre her kiracıya aylık olarak bildirilir. Ve fatura tarihinden önce kiraya verene ödenmek zorundadır. Ödemenin zamanında yapılmaması durumunda,</text:span><text:span text:style-name="T259"> fatura tarihini izleyen 2 (iki)</text:span><text:span text:style-name="T252"> </text:span><text:span text:style-name="T259">gün içerisinde </text:span><text:span text:style-name="T252">kiracının elektriği, ödeme yapılıncaya kadar ana panodan kesilir. Bu durumda kiracı ödemeyi yapmadan, </text:span><text:span text:style-name="T259">işinin kesinti sebebiyle aksamasından kiraya vereni sorumlu tutamaz,</text:span><text:span text:style-name="T252"> hiçbir hak talep edemez.</text:span></text:p>
        </text:list-item>
        <text:list-item>
          <text:p text:style-name="P37"><text:span text:style-name="T252">Kiracı, kendisine ait sayacın doğruluğu konusunda tereddüte düşerse, her türlü masraf kiracı tarafından karşılanmak üzere, kiraya veren tarafından yeni bir sayaç taktırılır. </text:span></text:p>
        </text:list-item>
        <text:list-item>
          <text:p text:style-name="P19"><text:span text:style-name="T260">Elektrik tesisatında, bedeli kiracı tarafından ödenen ve tesisata eklenen tüm malzemelerin</text:span><text:span text:style-name="T262">in</text:span><text:span text:style-name="T260"> bedeli, kira bitiminde kiraya verenden talep edilemez, sökülemez.</text:span></text:p>
        </text:list-item>
        <text:list-item>
          <text:p text:style-name="P37"><text:span text:style-name="T252">Sistemde kullanıcı sayısının çokluğu sebebiyle, kademeli elektrik bedeli uygulaması nedeniyle, </text:span><text:span text:style-name="T261">dönem dönem farklı fatura gelebilmektedir.</text:span><text:span text:style-name="T252"> </text:span><text:span text:style-name="T261">H</text:span><text:span text:style-name="T252">er kullanıcı kademe geçişinden aynı oranda etkilenir. </text:span><text:span text:style-name="T261">A</text:span><text:span text:style-name="T252">z kullanım dolayısıyla hak talep edilemez. </text:span><text:span text:style-name="T320">Elektrik dairesi tarafından aboneye fatura edilen her <text:s/>türlü bedel, kullanım oranları doğrultusunda, tüm kullanıcılar tarafından ortak olarak ödenir. </text:span></text:p>
          <text:list>
            <text:list-item>
              <text:list>
                <text:list-item>
                  <text:list>
                    <text:list-header>
                      <text:p text:style-name="P33"><text:span text:style-name="T251">Ana </text:span><text:span text:style-name="T247">Pano, Tesisat, </text:span><text:span text:style-name="T248">Arıza, Ortak Giderler </text:span><text:span text:style-name="T249">ve Sorumluluk</text:span></text:p>
                    </text:list-header>
                  </text:list>
                </text:list-item>
              </text:list>
            </text:list-item>
          </text:list>
        </text:list-item>
        <text:list-item>
          <text:p text:style-name="P20"><text:span text:style-name="T252">Mecur da bulunan </text:span><text:span text:style-name="T256">ana </text:span><text:span text:style-name="T252">pano, </text:span><text:span text:style-name="T261">54 kw gücünde, tüm kullanıcıların </text:span><text:span text:style-name="T252">enerji ihtiyacını karşılayacak şekilde tesis edilmiştir </text:span><text:span text:style-name="T257">ve </text:span><text:span text:style-name="T255">kiracıya</text:span><text:span text:style-name="T257"> 100 amperlik sigorta ile </text:span><text:span text:style-name="T258">ana</text:span><text:span text:style-name="T257"> panodan enerji verilmektedir. Y</text:span><text:span text:style-name="T261">üksek güç ihtiyacı olan kullanıcı, tüm ihtiyaçların bedelini münferiden öder. </text:span><text:span text:style-name="T255">Kiracı</text:span><text:span text:style-name="T261"> kendisine ait </text:span><text:span text:style-name="T263">ana pano sigortası </text:span><text:span text:style-name="T264">ve</text:span><text:span text:style-name="T261"> sonraki tesisat ve ekipmanlarda oluşabilecek arızalardan münferiden sorumludur. </text:span><text:span text:style-name="T301">Ana p</text:span>anoda oluşabilecek arızalardan, <text:span text:style-name="T301">ana </text:span>pano üzerinden enerji sağlayan <text:span text:style-name="T319">kullanıcı</text:span><text:span text:style-name="T303">lar</text:span> müştereken sorumludur. </text:p>
          <text:p text:style-name="P34">Kiracıya ait tesisat</text:p>
        </text:list-item>
        <text:list-item>
          <text:p text:style-name="P35">Kiracıya, kira başlangıcında çalışır vaziyette elektrik tesisatı, aydınlatma dahil teslim edilmiştir.</text:p>
        </text:list-item>
        <text:list-item>
          <text:p text:style-name="P37">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317"><text:s/>Kiracı kendi tedbirlerini almakla yükümlüdür. </text:span></text:p>
        </text:list-item>
        <text:list-item>
          <text:p text:style-name="P36">Teslim edilen tesisatın kiracının ihtiyacını görmesi durumunda, kiracı tesisatı bakım masraflarına katlanmak koşuluyla ücretsiz kullanacaktır. <text:span text:style-name="T302">Kiracı</text:span> kendisine ait <text:span text:style-name="T304">ana pano sigortasından</text:span> sonraki tesisat ve ekipmanlarda oluşabilecek arızalardan münferiden sorumludur. Kiracı, <text:span text:style-name="T318">a</text:span>na panodaki sigorta dahil olmak üzere, ana panodan itibaren kablo, sigorta, termik, kontaktör, röle vb. gibi <text:s/>gerekli olan tesisat malzemelerini ihtiyacı doğrultusunda tesisatına eklemekle yükümlüdür. <text:s/></text:p>
          <text:p text:style-name="P18"><text:span text:style-name="T265">Teminat</text:span><text:span text:style-name="T252"> </text:span></text:p>
        </text:list-item>
        <text:list-item>
          <text:p text:style-name="P18"><text:span text:style-name="T325">Ana sözleşmede belirlenen, t</text:span>eminat bedeli, her kira döneminde kiracı <text:span text:style-name="T325">tarafından kiraya verene ödenir</text:span>. <text:span text:style-name="T320">Peşin ödenmeyen teminatlar fatura üzerine </text:span><text:span text:style-name="T325">aylık olarak</text:span><text:span text:style-name="T320"> eklenerek </text:span><text:span text:style-name="T325">makbuz karşılığı</text:span><text:span text:style-name="T320"> tahsil edilir.</text:span></text:p>
        </text:list-item>
        <text:list-item>
          <text:p text:style-name="P18">Teminat bedeli, kira bitiminde borcu olmaması durumunda kiracıya, ödediği miktar kadar iade edilecektir. <text:span text:style-name="T303">Alınan teminat bedeline iade sırasında herhangi bir fark öd</text:span><text:span text:style-name="T325">emesi yapılmayacaktır.</text:span></text:p>
        </text:list-item>
      </text:list>
      <text:p text:style-name="P5"/>
      <text:p text:style-name="P5">Kiracı<text:tab/></text:p>
      <text:p text:style-name="P9"><text:span text:style-name="T221">Adı Soyadı</text:span><text:span text:style-name="T247"><text:tab/>: </text:span><text:span text:style-name="T266">Merdal KİPEL</text:span><text:span text:style-name="T250"><text:tab/><text:tab/><text:tab/></text:span><text:span text:style-name="T222">T</text:span><text:span text:style-name="T221">C Kimlik No</text:span><text:span text:style-name="T247"><text:tab/>: </text:span><text:span text:style-name="T266">246 3555 1720</text:span></text:p>
      <text:p text:style-name="P2"><text:span text:style-name="T60">Tebligat </text:span><text:span text:style-name="T58">Adres</text:span><text:span text:style-name="T70"><text:tab/>:</text:span><text:span text:style-name="T88"> </text:span><text:span text:style-name="T115">Akarçay Görümlü Kasabası Atatürk Mah. Festival Sokak ALMUS TOKAT</text:span></text:p>
      <text:p text:style-name="P4"><text:span text:style-name="Strong_20_Emphasis"><text:span text:style-name="T67">Telefon No</text:span></text:span><text:span text:style-name="Strong_20_Emphasis"><text:span text:style-name="T211"><text:tab/>: </text:span></text:span><text:span text:style-name="Strong_20_Emphasis"><text:span text:style-name="T138">0538 027 30 78</text:span></text:span></text:p>
      <text:p text:style-name="P4"><text:span text:style-name="Strong_20_Emphasis"><text:span text:style-name="T13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4T11:10:48.352420161</dc:date>
    <meta:editing-duration>PT1H58M50S</meta:editing-duration>
    <meta:editing-cycles>11</meta:editing-cycles>
    <meta:generator>LibreOffice/7.3.7.2$Linux_X86_64 LibreOffice_project/30$Build-2</meta:generator>
    <meta:print-date>2023-04-24T11:12:17.415522438</meta:print-date>
    <meta:document-statistic meta:table-count="0" meta:image-count="0" meta:object-count="0" meta:page-count="7" meta:paragraph-count="130" meta:word-count="2991" meta:character-count="22889" meta:non-whitespace-character-count="19614"/>
  </office:meta>
</office:document-meta>
</file>